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791cm" fo:margin-left="-0.053cm" fo:margin-top="0cm" fo:margin-bottom="0cm" table:align="left" style:writing-mode="page"/>
    </style:style>
    <style:style style:name="Table1.A" style:family="table-column">
      <style:table-column-properties style:column-width="5.022cm"/>
    </style:style>
    <style:style style:name="Table1.B" style:family="table-column">
      <style:table-column-properties style:column-width="1.769cm"/>
    </style:style>
    <style:style style:name="Table1.1" style:family="table-row">
      <style:table-row-properties style:min-row-height="0.452cm" fo:keep-together="auto"/>
    </style:style>
    <style:style style:name="Table1.A1" style:family="table-cell">
      <style:table-cell-properties style:vertical-align="middle" fo:padding-left="0.053cm" fo:padding-right="0.053cm" fo:padding-top="0cm" fo:padding-bottom="0cm" fo:border="none"/>
    </style:style>
    <style:style style:name="Table1.2" style:family="table-row">
      <style:table-row-properties style:min-row-height="0.631cm" fo:keep-together="auto"/>
    </style:style>
    <style:style style:name="Table1.B2" style:family="table-cell">
      <style:table-cell-properties style:vertical-align="bottom" fo:padding-left="0.053cm" fo:padding-right="0.053cm" fo:padding-top="0cm" fo:padding-bottom="0cm" fo:border="none"/>
    </style:style>
    <style:style style:name="Table2" style:family="table">
      <style:table-properties style:width="4.743cm" fo:margin-left="-0.053cm" fo:margin-top="0cm" fo:margin-bottom="0cm" table:align="left" style:writing-mode="page"/>
    </style:style>
    <style:style style:name="Table2.A" style:family="table-column">
      <style:table-column-properties style:column-width="1.476cm"/>
    </style:style>
    <style:style style:name="Table2.B" style:family="table-column">
      <style:table-column-properties style:column-width="3.267cm"/>
    </style:style>
    <style:style style:name="Table2.1" style:family="table-row">
      <style:table-row-properties style:min-row-height="0.452cm" fo:keep-together="auto"/>
    </style:style>
    <style:style style:name="Table2.A1" style:family="table-cell">
      <style:table-cell-properties style:vertical-align="middle" fo:padding-left="0.053cm" fo:padding-right="0.053cm" fo:padding-top="0cm" fo:padding-bottom="0cm" fo:border="none"/>
    </style:style>
    <style:style style:name="Table2.B3" style:family="table-cell">
      <style:table-cell-properties style:vertical-align="bottom" fo:padding-left="0.053cm" fo:padding-right="0.053cm" fo:padding-top="0cm" fo:padding-bottom="0cm" fo:border="none"/>
    </style:style>
    <style:style style:name="Table3" style:family="table">
      <style:table-properties style:width="7.795cm" fo:margin-left="-0.053cm" fo:margin-top="0cm" fo:margin-bottom="0cm" table:align="left" style:writing-mode="page"/>
    </style:style>
    <style:style style:name="Table3.A" style:family="table-column">
      <style:table-column-properties style:column-width="2.309cm"/>
    </style:style>
    <style:style style:name="Table3.B" style:family="table-column">
      <style:table-column-properties style:column-width="1.58cm"/>
    </style:style>
    <style:style style:name="Table3.C" style:family="table-column">
      <style:table-column-properties style:column-width="1.646cm"/>
    </style:style>
    <style:style style:name="Table3.D" style:family="table-column">
      <style:table-column-properties style:column-width="2.26cm"/>
    </style:style>
    <style:style style:name="Table3.1" style:family="table-row">
      <style:table-row-properties style:min-row-height="0.452cm" fo:keep-together="auto"/>
    </style:style>
    <style:style style:name="Table3.A1" style:family="table-cell">
      <style:table-cell-properties style:vertical-align="middle" fo:padding-left="0.053cm" fo:padding-right="0.053cm" fo:padding-top="0cm" fo:padding-bottom="0cm" fo:border="none"/>
    </style:style>
    <style:style style:name="Table3.2" style:family="table-row">
      <style:table-row-properties style:min-row-height="0.631cm" fo:keep-together="auto"/>
    </style:style>
    <style:style style:name="Table3.D2" style:family="table-cell">
      <style:table-cell-properties style:vertical-align="bottom" fo:padding-left="0.053cm" fo:padding-right="0.053cm" fo:padding-top="0cm" fo:padding-bottom="0cm" fo:border="none"/>
    </style:style>
    <style:style style:name="Table4" style:family="table">
      <style:table-properties style:width="7.918cm" fo:margin-left="-0.053cm" fo:margin-top="0cm" fo:margin-bottom="0cm" table:align="left" style:writing-mode="page"/>
    </style:style>
    <style:style style:name="Table4.A" style:family="table-column">
      <style:table-column-properties style:column-width="1.889cm"/>
    </style:style>
    <style:style style:name="Table4.B" style:family="table-column">
      <style:table-column-properties style:column-width="1.304cm"/>
    </style:style>
    <style:style style:name="Table4.C" style:family="table-column">
      <style:table-column-properties style:column-width="1.423cm"/>
    </style:style>
    <style:style style:name="Table4.D" style:family="table-column">
      <style:table-column-properties style:column-width="1.58cm"/>
    </style:style>
    <style:style style:name="Table4.E" style:family="table-column">
      <style:table-column-properties style:column-width="1.722cm"/>
    </style:style>
    <style:style style:name="Table4.1" style:family="table-row">
      <style:table-row-properties style:min-row-height="0.452cm" fo:keep-together="auto"/>
    </style:style>
    <style:style style:name="Table4.A1" style:family="table-cell">
      <style:table-cell-properties style:vertical-align="middle" fo:padding-left="0.053cm" fo:padding-right="0.053cm" fo:padding-top="0cm" fo:padding-bottom="0cm" fo:border="none"/>
    </style:style>
    <style:style style:name="Table4.A2" style:family="table-cell">
      <style:table-cell-properties style:vertical-align="bottom" fo:padding-left="0.053cm" fo:padding-right="0.053cm" fo:padding-top="0cm" fo:padding-bottom="0cm" fo:border="none"/>
    </style:style>
    <style:style style:name="Table5" style:family="table">
      <style:table-properties style:width="6.549cm" fo:margin-left="-0.053cm" fo:margin-top="0cm" fo:margin-bottom="0cm" table:align="left" style:writing-mode="page"/>
    </style:style>
    <style:style style:name="Table5.A" style:family="table-column">
      <style:table-column-properties style:column-width="2.21cm"/>
    </style:style>
    <style:style style:name="Table5.B" style:family="table-column">
      <style:table-column-properties style:column-width="4.337cm"/>
    </style:style>
    <style:style style:name="Table5.1" style:family="table-row">
      <style:table-row-properties style:min-row-height="0.45cm" fo:keep-together="auto"/>
    </style:style>
    <style:style style:name="Table5.A1" style:family="table-cell">
      <style:table-cell-properties style:vertical-align="middle" fo:padding-left="0.053cm" fo:padding-right="0.053cm" fo:padding-top="0cm" fo:padding-bottom="0cm" fo:border="none"/>
    </style:style>
    <style:style style:name="Table5.2" style:family="table-row">
      <style:table-row-properties style:min-row-height="0.452cm" fo:keep-together="auto"/>
    </style:style>
    <style:style style:name="Table5.B3" style:family="table-cell">
      <style:table-cell-properties style:vertical-align="bottom" fo:padding-left="0.053cm" fo:padding-right="0.053cm" fo:padding-top="0cm" fo:padding-bottom="0cm" fo:border="none"/>
    </style:style>
    <style:style style:name="P1" style:family="paragraph" style:parent-style-name="Standard">
      <style:paragraph-properties fo:text-align="center" style:justify-single-word="false">
        <style:tab-stops/>
      </style:paragraph-properties>
      <style:text-properties fo:language="fr" fo:country="FR"/>
    </style:style>
    <style:style style:name="P2" style:family="paragraph" style:parent-style-name="Standard">
      <style:paragraph-properties fo:text-align="center" style:justify-single-word="false">
        <style:tab-stops/>
      </style:paragraph-properties>
      <style:text-properties fo:language="fr" fo:country="FR" officeooo:paragraph-rsid="0046f2e4"/>
    </style:style>
    <style:style style:name="P3" style:family="paragraph" style:parent-style-name="Standard">
      <style:paragraph-properties fo:text-align="start" style:justify-single-word="false">
        <style:tab-stops/>
      </style:paragraph-properties>
      <style:text-properties fo:language="fr" fo:country="FR" officeooo:paragraph-rsid="0046f2e4"/>
    </style:style>
    <style:style style:name="P4" style:family="paragraph" style:parent-style-name="Standard">
      <style:paragraph-properties fo:text-align="center" style:justify-single-word="false">
        <style:tab-stops/>
      </style:paragraph-properties>
      <style:text-properties fo:language="fr" fo:country="FR" fo:font-weight="bold" style:font-weight-asian="bold"/>
    </style:style>
    <style:style style:name="P5" style:family="paragraph" style:parent-style-name="Standard">
      <style:paragraph-properties fo:text-align="center" style:justify-single-word="false">
        <style:tab-stops/>
      </style:paragraph-properties>
      <style:text-properties fo:language="fr" fo:country="FR" fo:font-weight="bold" officeooo:paragraph-rsid="0046f2e4" style:font-weight-asian="bold"/>
    </style:style>
    <style:style style:name="P6" style:family="paragraph" style:parent-style-name="Standard">
      <style:paragraph-properties fo:text-align="start" style:justify-single-word="false">
        <style:tab-stops/>
      </style:paragraph-properties>
      <style:text-properties fo:language="fr" fo:country="FR" fo:font-style="italic" fo:font-weight="bold" officeooo:paragraph-rsid="0046f2e4" style:font-style-asian="italic" style:font-weight-asian="bold"/>
    </style:style>
    <style:style style:name="P7" style:family="paragraph" style:parent-style-name="Standard">
      <style:paragraph-properties fo:text-align="center" style:justify-single-word="false">
        <style:tab-stops/>
      </style:paragraph-properties>
    </style:style>
    <style:style style:name="P8" style:family="paragraph" style:parent-style-name="Standard">
      <style:paragraph-properties fo:text-align="start" style:justify-single-word="false">
        <style:tab-stops/>
      </style:paragraph-properties>
    </style:style>
    <style:style style:name="P9" style:family="paragraph" style:parent-style-name="Standard">
      <style:paragraph-properties fo:text-align="center" style:justify-single-word="false">
        <style:tab-stops/>
      </style:paragraph-properties>
      <style:text-properties fo:language="fr" fo:country="FR" fo:font-weight="bold" style:font-weight-asian="bold"/>
    </style:style>
    <style:style style:name="P10" style:family="paragraph" style:parent-style-name="Standard">
      <style:paragraph-properties fo:text-align="center" style:justify-single-word="false">
        <style:tab-stops/>
      </style:paragraph-properties>
      <style:text-properties fo:language="fr" fo:country="FR" fo:font-weight="bold" officeooo:paragraph-rsid="0046f2e4" style:font-weight-asian="bold"/>
    </style:style>
    <style:style style:name="P11" style:family="paragraph" style:parent-style-name="Standard">
      <style:text-properties fo:language="fr" fo:country="FR" officeooo:rsid="003aea0c" officeooo:paragraph-rsid="003aea0c"/>
    </style:style>
    <style:style style:name="P12" style:family="paragraph" style:parent-style-name="Standard">
      <style:text-properties fo:language="fr" fo:country="FR" officeooo:rsid="003aea0c" officeooo:paragraph-rsid="00750e5f"/>
    </style:style>
    <style:style style:name="P13" style:family="paragraph" style:parent-style-name="Standard">
      <style:text-properties fo:language="fr" fo:country="FR" officeooo:rsid="003aea0c" officeooo:paragraph-rsid="004bad36"/>
    </style:style>
    <style:style style:name="P14" style:family="paragraph" style:parent-style-name="Standard">
      <style:text-properties fo:language="fr" fo:country="FR" officeooo:rsid="007205a3" officeooo:paragraph-rsid="0073a82d"/>
    </style:style>
    <style:style style:name="P15" style:family="paragraph" style:parent-style-name="Standard">
      <style:text-properties fo:language="fr" fo:country="FR" officeooo:rsid="007205a3" officeooo:paragraph-rsid="0077b7df"/>
    </style:style>
    <style:style style:name="P16" style:family="paragraph" style:parent-style-name="Standard">
      <style:text-properties fo:language="fr" fo:country="FR" officeooo:rsid="00750e5f" officeooo:paragraph-rsid="00750e5f"/>
    </style:style>
    <style:style style:name="P17" style:family="paragraph" style:parent-style-name="Standard">
      <style:text-properties fo:language="fr" fo:country="FR" officeooo:rsid="00212ddf" officeooo:paragraph-rsid="00212ddf"/>
    </style:style>
    <style:style style:name="P18" style:family="paragraph" style:parent-style-name="Standard">
      <style:text-properties fo:language="fr" fo:country="FR" officeooo:rsid="00212ddf" officeooo:paragraph-rsid="0077b7df"/>
    </style:style>
    <style:style style:name="P19" style:family="paragraph" style:parent-style-name="Standard">
      <style:text-properties fo:language="fr" fo:country="FR" officeooo:rsid="00212ddf" officeooo:paragraph-rsid="0082664b"/>
    </style:style>
    <style:style style:name="P20" style:family="paragraph" style:parent-style-name="Standard">
      <style:text-properties fo:language="fr" fo:country="FR" officeooo:rsid="00212ddf" officeooo:paragraph-rsid="0089824b"/>
    </style:style>
    <style:style style:name="P21" style:family="paragraph" style:parent-style-name="Standard">
      <style:text-properties fo:language="fr" fo:country="FR" officeooo:rsid="00212ddf" officeooo:paragraph-rsid="009bc278"/>
    </style:style>
    <style:style style:name="P22" style:family="paragraph" style:parent-style-name="Standard">
      <style:text-properties fo:language="fr" fo:country="FR" officeooo:rsid="00212ddf" officeooo:paragraph-rsid="009e4a93"/>
    </style:style>
    <style:style style:name="P23" style:family="paragraph" style:parent-style-name="Standard">
      <style:text-properties fo:language="fr" fo:country="FR" officeooo:rsid="00212ddf" officeooo:paragraph-rsid="009ebebf"/>
    </style:style>
    <style:style style:name="P24" style:family="paragraph" style:parent-style-name="Standard">
      <style:text-properties fo:language="fr" fo:country="FR" officeooo:rsid="00212ddf" officeooo:paragraph-rsid="009ff03c"/>
    </style:style>
    <style:style style:name="P25" style:family="paragraph" style:parent-style-name="Standard">
      <style:text-properties fo:language="fr" fo:country="FR" officeooo:rsid="00212ddf" officeooo:paragraph-rsid="00a2e9a9"/>
    </style:style>
    <style:style style:name="P26" style:family="paragraph" style:parent-style-name="Standard">
      <style:text-properties fo:language="fr" fo:country="FR" officeooo:rsid="00212ddf" officeooo:paragraph-rsid="00b30176"/>
    </style:style>
    <style:style style:name="P27" style:family="paragraph" style:parent-style-name="Standard">
      <style:text-properties fo:language="fr" fo:country="FR" officeooo:rsid="00212ddf" officeooo:paragraph-rsid="00b66c8e"/>
    </style:style>
    <style:style style:name="P28" style:family="paragraph" style:parent-style-name="Standard">
      <style:text-properties fo:language="fr" fo:country="FR" officeooo:rsid="00212ddf" officeooo:paragraph-rsid="00b896eb"/>
    </style:style>
    <style:style style:name="P29" style:family="paragraph" style:parent-style-name="Standard">
      <style:text-properties fo:language="fr" fo:country="FR" officeooo:rsid="00212ddf" officeooo:paragraph-rsid="00b909e6"/>
    </style:style>
    <style:style style:name="P30" style:family="paragraph" style:parent-style-name="Standard">
      <style:text-properties fo:language="fr" fo:country="FR" officeooo:rsid="00212ddf" officeooo:paragraph-rsid="00b97da0"/>
    </style:style>
    <style:style style:name="P31" style:family="paragraph" style:parent-style-name="Standard">
      <style:text-properties fo:language="fr" fo:country="FR" officeooo:rsid="0030fc81" officeooo:paragraph-rsid="0030fc81"/>
    </style:style>
    <style:style style:name="P32" style:family="paragraph" style:parent-style-name="Standard">
      <style:text-properties fo:language="fr" fo:country="FR" officeooo:rsid="0030fc81" officeooo:paragraph-rsid="00398e7f"/>
    </style:style>
    <style:style style:name="P33" style:family="paragraph" style:parent-style-name="Standard">
      <style:text-properties fo:language="fr" fo:country="FR" officeooo:rsid="0030fc81" officeooo:paragraph-rsid="0049ea60"/>
    </style:style>
    <style:style style:name="P34" style:family="paragraph" style:parent-style-name="Standard">
      <style:text-properties fo:language="fr" fo:country="FR" officeooo:rsid="00771ad4" officeooo:paragraph-rsid="00771ad4"/>
    </style:style>
    <style:style style:name="P35" style:family="paragraph" style:parent-style-name="Standard">
      <style:text-properties fo:language="fr" fo:country="FR" officeooo:rsid="005be76f" officeooo:paragraph-rsid="005be76f"/>
    </style:style>
    <style:style style:name="P36" style:family="paragraph" style:parent-style-name="Standard">
      <style:text-properties fo:language="fr" fo:country="FR" officeooo:rsid="0077b7df" officeooo:paragraph-rsid="0077b7df"/>
    </style:style>
    <style:style style:name="P37" style:family="paragraph" style:parent-style-name="Standard">
      <style:text-properties fo:language="fr" fo:country="FR" officeooo:rsid="0077b7df" officeooo:paragraph-rsid="00805a24"/>
    </style:style>
    <style:style style:name="P38" style:family="paragraph" style:parent-style-name="Standard">
      <style:text-properties fo:language="fr" fo:country="FR" officeooo:paragraph-rsid="0062675f"/>
    </style:style>
    <style:style style:name="P39" style:family="paragraph" style:parent-style-name="Standard">
      <style:text-properties fo:language="fr" fo:country="FR" officeooo:paragraph-rsid="0046f2e4"/>
    </style:style>
    <style:style style:name="P40" style:family="paragraph" style:parent-style-name="Standard">
      <style:text-properties fo:language="fr" fo:country="FR" officeooo:paragraph-rsid="0079d220"/>
    </style:style>
    <style:style style:name="P41" style:family="paragraph" style:parent-style-name="Standard">
      <style:text-properties fo:language="fr" fo:country="FR" officeooo:rsid="00692c79" officeooo:paragraph-rsid="00692c79"/>
    </style:style>
    <style:style style:name="P42" style:family="paragraph" style:parent-style-name="Standard">
      <style:text-properties fo:language="fr" fo:country="FR" officeooo:rsid="0068e7f4" officeooo:paragraph-rsid="0068e7f4"/>
    </style:style>
    <style:style style:name="P43" style:family="paragraph" style:parent-style-name="Standard">
      <style:text-properties fo:language="fr" fo:country="FR" officeooo:rsid="006b28cb" officeooo:paragraph-rsid="006b28cb"/>
    </style:style>
    <style:style style:name="P44" style:family="paragraph" style:parent-style-name="Standard">
      <style:text-properties fo:language="fr" fo:country="FR" officeooo:rsid="0062675f" officeooo:paragraph-rsid="0062675f"/>
    </style:style>
    <style:style style:name="P45" style:family="paragraph" style:parent-style-name="Standard">
      <style:text-properties fo:language="fr" fo:country="FR" officeooo:rsid="0062675f" officeooo:paragraph-rsid="00ac912f"/>
    </style:style>
    <style:style style:name="P46" style:family="paragraph" style:parent-style-name="Standard">
      <style:text-properties fo:language="fr" fo:country="FR" officeooo:rsid="00308ccb" officeooo:paragraph-rsid="00308ccb"/>
    </style:style>
    <style:style style:name="P47" style:family="paragraph" style:parent-style-name="Standard">
      <style:text-properties fo:language="fr" fo:country="FR" officeooo:rsid="002cfe65" officeooo:paragraph-rsid="0046f2e4"/>
    </style:style>
    <style:style style:name="P48" style:family="paragraph" style:parent-style-name="Standard">
      <style:text-properties fo:language="fr" fo:country="FR" officeooo:rsid="002cfe65" officeooo:paragraph-rsid="002cfe65"/>
    </style:style>
    <style:style style:name="P49" style:family="paragraph" style:parent-style-name="Standard">
      <style:text-properties fo:language="fr" fo:country="FR" officeooo:rsid="0046f2e4" officeooo:paragraph-rsid="0046f2e4"/>
    </style:style>
    <style:style style:name="P50" style:family="paragraph" style:parent-style-name="Standard">
      <style:text-properties fo:language="fr" fo:country="FR" officeooo:rsid="0043d107" officeooo:paragraph-rsid="0043d107"/>
    </style:style>
    <style:style style:name="P51" style:family="paragraph" style:parent-style-name="Standard">
      <style:text-properties fo:language="fr" fo:country="FR" officeooo:rsid="0030513a" officeooo:paragraph-rsid="0030513a"/>
    </style:style>
    <style:style style:name="P52" style:family="paragraph" style:parent-style-name="Standard">
      <style:text-properties fo:language="fr" fo:country="FR" officeooo:rsid="00300562" officeooo:paragraph-rsid="00300562"/>
    </style:style>
    <style:style style:name="P53" style:family="paragraph" style:parent-style-name="Standard">
      <style:text-properties fo:language="fr" fo:country="FR" officeooo:rsid="0037475b" officeooo:paragraph-rsid="0037475b"/>
    </style:style>
    <style:style style:name="P54" style:family="paragraph" style:parent-style-name="Standard">
      <style:text-properties fo:language="fr" fo:country="FR" officeooo:rsid="0028d2fb" officeooo:paragraph-rsid="0028d2fb"/>
    </style:style>
    <style:style style:name="P55" style:family="paragraph" style:parent-style-name="Standard">
      <style:text-properties fo:language="fr" fo:country="FR" officeooo:rsid="0026ad27" officeooo:paragraph-rsid="0026ad27"/>
    </style:style>
    <style:style style:name="P56" style:family="paragraph" style:parent-style-name="Standard">
      <style:text-properties fo:language="fr" fo:country="FR" officeooo:rsid="002386ab" officeooo:paragraph-rsid="002386ab"/>
    </style:style>
    <style:style style:name="P57" style:family="paragraph" style:parent-style-name="Standard">
      <style:text-properties fo:language="fr" fo:country="FR" officeooo:rsid="002d6ac8" officeooo:paragraph-rsid="002d6ac8"/>
    </style:style>
    <style:style style:name="P58" style:family="paragraph" style:parent-style-name="Standard">
      <style:text-properties fo:language="fr" fo:country="FR" officeooo:rsid="00455946" officeooo:paragraph-rsid="00455946"/>
    </style:style>
    <style:style style:name="P59" style:family="paragraph" style:parent-style-name="Standard">
      <style:text-properties fo:language="fr" fo:country="FR" officeooo:rsid="0021f917" officeooo:paragraph-rsid="0021f917"/>
    </style:style>
    <style:style style:name="P60" style:family="paragraph" style:parent-style-name="Standard">
      <style:text-properties fo:language="fr" fo:country="FR" officeooo:rsid="006c434c" officeooo:paragraph-rsid="006c434c"/>
    </style:style>
    <style:style style:name="P61" style:family="paragraph" style:parent-style-name="Standard">
      <style:text-properties fo:language="fr" fo:country="FR" officeooo:rsid="006819b0" officeooo:paragraph-rsid="006819b0"/>
    </style:style>
    <style:style style:name="P62" style:family="paragraph" style:parent-style-name="Standard">
      <style:text-properties fo:language="fr" fo:country="FR" officeooo:rsid="005ee49f" officeooo:paragraph-rsid="005ee49f"/>
    </style:style>
    <style:style style:name="P63" style:family="paragraph" style:parent-style-name="Standard">
      <style:text-properties fo:language="fr" fo:country="FR" officeooo:rsid="006a9027" officeooo:paragraph-rsid="006a9027"/>
    </style:style>
    <style:style style:name="P64" style:family="paragraph" style:parent-style-name="Standard">
      <style:text-properties fo:language="fr" fo:country="FR" officeooo:rsid="00551966" officeooo:paragraph-rsid="00588ab9"/>
    </style:style>
    <style:style style:name="P65" style:family="paragraph" style:parent-style-name="Standard">
      <style:text-properties fo:language="fr" fo:country="FR" officeooo:rsid="00551966" officeooo:paragraph-rsid="005b4f9c"/>
    </style:style>
    <style:style style:name="P66" style:family="paragraph" style:parent-style-name="Standard">
      <style:text-properties fo:language="fr" fo:country="FR" officeooo:rsid="00551966" officeooo:paragraph-rsid="00805a24"/>
    </style:style>
    <style:style style:name="P67" style:family="paragraph" style:parent-style-name="Standard">
      <style:text-properties fo:language="fr" fo:country="FR" officeooo:rsid="0063eaf2" officeooo:paragraph-rsid="0063eaf2"/>
    </style:style>
    <style:style style:name="P68" style:family="paragraph" style:parent-style-name="Standard">
      <style:text-properties fo:language="fr" fo:country="FR" officeooo:rsid="0057e967" officeooo:paragraph-rsid="00588ab9"/>
    </style:style>
    <style:style style:name="P69" style:family="paragraph" style:parent-style-name="Standard">
      <style:text-properties fo:language="fr" fo:country="FR" officeooo:rsid="00414115" officeooo:paragraph-rsid="00414115"/>
    </style:style>
    <style:style style:name="P70" style:family="paragraph" style:parent-style-name="Standard">
      <style:text-properties fo:language="fr" fo:country="FR" officeooo:rsid="003b0650" officeooo:paragraph-rsid="003b0650"/>
    </style:style>
    <style:style style:name="P71" style:family="paragraph" style:parent-style-name="Standard">
      <style:text-properties fo:language="fr" fo:country="FR" officeooo:rsid="0053f35a" officeooo:paragraph-rsid="0053f35a"/>
    </style:style>
    <style:style style:name="P72" style:family="paragraph" style:parent-style-name="Standard">
      <style:text-properties fo:language="fr" fo:country="FR" officeooo:rsid="004d4ef3" officeooo:paragraph-rsid="004d4ef3"/>
    </style:style>
    <style:style style:name="P73" style:family="paragraph" style:parent-style-name="Standard">
      <style:text-properties fo:language="fr" fo:country="FR" officeooo:rsid="006e6832" officeooo:paragraph-rsid="00805a24"/>
    </style:style>
    <style:style style:name="P74" style:family="paragraph" style:parent-style-name="Standard">
      <style:text-properties fo:language="fr" fo:country="FR" officeooo:rsid="0027ea42" officeooo:paragraph-rsid="0027ea42"/>
    </style:style>
    <style:style style:name="P75" style:family="paragraph" style:parent-style-name="Standard">
      <style:text-properties fo:language="fr" fo:country="FR" officeooo:rsid="003e670f" officeooo:paragraph-rsid="003e670f"/>
    </style:style>
    <style:style style:name="P76" style:family="paragraph" style:parent-style-name="Standard">
      <style:text-properties fo:language="fr" fo:country="FR" officeooo:rsid="0049ea60" officeooo:paragraph-rsid="0049ea60"/>
    </style:style>
    <style:style style:name="P77" style:family="paragraph" style:parent-style-name="Standard">
      <style:text-properties fo:language="fr" fo:country="FR" officeooo:rsid="00482764" officeooo:paragraph-rsid="00482764"/>
    </style:style>
    <style:style style:name="P78" style:family="paragraph" style:parent-style-name="Standard">
      <style:text-properties fo:language="fr" fo:country="FR" officeooo:rsid="0033d77f" officeooo:paragraph-rsid="0033d77f"/>
    </style:style>
    <style:style style:name="P79" style:family="paragraph" style:parent-style-name="Standard">
      <style:text-properties fo:language="fr" fo:country="FR" officeooo:rsid="00425ac1" officeooo:paragraph-rsid="00425ac1"/>
    </style:style>
    <style:style style:name="P80" style:family="paragraph" style:parent-style-name="Standard">
      <style:text-properties fo:language="fr" fo:country="FR" officeooo:rsid="005b4f9c" officeooo:paragraph-rsid="005b4f9c"/>
    </style:style>
    <style:style style:name="P81" style:family="paragraph" style:parent-style-name="Standard">
      <style:text-properties fo:language="fr" fo:country="FR" officeooo:rsid="007f019a" officeooo:paragraph-rsid="007f019a"/>
    </style:style>
    <style:style style:name="P82" style:family="paragraph" style:parent-style-name="Standard">
      <style:text-properties fo:language="fr" fo:country="FR" officeooo:rsid="00805a24" officeooo:paragraph-rsid="00805a24"/>
    </style:style>
    <style:style style:name="P83" style:family="paragraph" style:parent-style-name="Standard">
      <style:text-properties fo:language="fr" fo:country="FR" officeooo:rsid="00805a24" officeooo:paragraph-rsid="00affbb7"/>
    </style:style>
    <style:style style:name="P84" style:family="paragraph" style:parent-style-name="Standard">
      <style:text-properties fo:language="fr" fo:country="FR" officeooo:rsid="0081cedf" officeooo:paragraph-rsid="0081cedf"/>
    </style:style>
    <style:style style:name="P85" style:family="paragraph" style:parent-style-name="Standard">
      <style:text-properties fo:language="fr" fo:country="FR" officeooo:rsid="0082664b" officeooo:paragraph-rsid="0082664b"/>
    </style:style>
    <style:style style:name="P86" style:family="paragraph" style:parent-style-name="Standard">
      <style:text-properties fo:language="fr" fo:country="FR" officeooo:rsid="00839068" officeooo:paragraph-rsid="00839068"/>
    </style:style>
    <style:style style:name="P87" style:family="paragraph" style:parent-style-name="Standard">
      <style:text-properties fo:language="fr" fo:country="FR" officeooo:rsid="00864194" officeooo:paragraph-rsid="00864194"/>
    </style:style>
    <style:style style:name="P88" style:family="paragraph" style:parent-style-name="Standard">
      <style:text-properties fo:language="fr" fo:country="FR" officeooo:rsid="0089824b" officeooo:paragraph-rsid="0089824b"/>
    </style:style>
    <style:style style:name="P89" style:family="paragraph" style:parent-style-name="Standard">
      <style:text-properties fo:language="fr" fo:country="FR" officeooo:rsid="008ce5e8" officeooo:paragraph-rsid="008ce5e8"/>
    </style:style>
    <style:style style:name="P90" style:family="paragraph" style:parent-style-name="Standard">
      <style:text-properties fo:language="fr" fo:country="FR" officeooo:rsid="008ea93e" officeooo:paragraph-rsid="009bc278"/>
    </style:style>
    <style:style style:name="P91" style:family="paragraph" style:parent-style-name="Standard">
      <style:text-properties fo:language="fr" fo:country="FR" officeooo:rsid="0093072e" officeooo:paragraph-rsid="009bc278"/>
    </style:style>
    <style:style style:name="P92" style:family="paragraph" style:parent-style-name="Standard">
      <style:text-properties fo:language="fr" fo:country="FR" officeooo:rsid="0096a871" officeooo:paragraph-rsid="009bc278"/>
    </style:style>
    <style:style style:name="P93" style:family="paragraph" style:parent-style-name="Standard">
      <style:text-properties fo:language="fr" fo:country="FR" officeooo:rsid="009a5dd4" officeooo:paragraph-rsid="009bc278"/>
    </style:style>
    <style:style style:name="P94" style:family="paragraph" style:parent-style-name="Standard">
      <style:text-properties fo:language="fr" fo:country="FR" officeooo:rsid="009bc278" officeooo:paragraph-rsid="009bc278"/>
    </style:style>
    <style:style style:name="P95" style:family="paragraph" style:parent-style-name="Standard">
      <style:text-properties fo:language="fr" fo:country="FR" officeooo:rsid="009bc278" officeooo:paragraph-rsid="009e4a93"/>
    </style:style>
    <style:style style:name="P96" style:family="paragraph" style:parent-style-name="Standard">
      <style:text-properties fo:language="fr" fo:country="FR" officeooo:rsid="009bc278" officeooo:paragraph-rsid="00ad1ada"/>
    </style:style>
    <style:style style:name="P97" style:family="paragraph" style:parent-style-name="Standard">
      <style:text-properties fo:language="fr" fo:country="FR" officeooo:rsid="009bc278" officeooo:paragraph-rsid="00b97da0"/>
    </style:style>
    <style:style style:name="P98" style:family="paragraph" style:parent-style-name="Standard">
      <style:text-properties fo:language="fr" fo:country="FR" officeooo:rsid="009ebebf" officeooo:paragraph-rsid="009ebebf"/>
    </style:style>
    <style:style style:name="P99" style:family="paragraph" style:parent-style-name="Standard">
      <style:text-properties fo:language="fr" fo:country="FR" officeooo:rsid="009ff03c" officeooo:paragraph-rsid="009ff03c"/>
    </style:style>
    <style:style style:name="P100" style:family="paragraph" style:parent-style-name="Standard">
      <style:text-properties fo:language="fr" fo:country="FR" officeooo:rsid="00a0b211" officeooo:paragraph-rsid="00a0b211"/>
    </style:style>
    <style:style style:name="P101" style:family="paragraph" style:parent-style-name="Standard">
      <style:text-properties fo:language="fr" fo:country="FR" officeooo:rsid="00a6b2b9" officeooo:paragraph-rsid="00a6b2b9"/>
    </style:style>
    <style:style style:name="P102" style:family="paragraph" style:parent-style-name="Standard">
      <style:text-properties fo:language="fr" fo:country="FR" officeooo:rsid="00ad1ada" officeooo:paragraph-rsid="00ad1ada"/>
    </style:style>
    <style:style style:name="P103" style:family="paragraph" style:parent-style-name="Standard">
      <style:text-properties fo:language="fr" fo:country="FR" officeooo:rsid="00ad1ada" officeooo:paragraph-rsid="00ae84f9"/>
    </style:style>
    <style:style style:name="P104" style:family="paragraph" style:parent-style-name="Standard">
      <style:text-properties fo:language="fr" fo:country="FR" officeooo:rsid="00b30176" officeooo:paragraph-rsid="00b30176"/>
    </style:style>
    <style:style style:name="P105" style:family="paragraph" style:parent-style-name="Standard">
      <style:text-properties fo:language="fr" fo:country="FR" officeooo:rsid="00b4473d" officeooo:paragraph-rsid="00b4473d"/>
    </style:style>
    <style:style style:name="P106" style:family="paragraph" style:parent-style-name="Standard">
      <style:text-properties fo:language="fr" fo:country="FR" officeooo:rsid="00b6bf32" officeooo:paragraph-rsid="00b6bf32"/>
    </style:style>
    <style:style style:name="P107" style:family="paragraph" style:parent-style-name="Standard">
      <style:text-properties fo:language="fr" fo:country="FR" officeooo:rsid="00b909e6" officeooo:paragraph-rsid="00b909e6"/>
    </style:style>
    <style:style style:name="P108" style:family="paragraph" style:parent-style-name="Standard">
      <style:paragraph-properties fo:text-align="center" style:justify-single-word="false">
        <style:tab-stops/>
      </style:paragraph-properties>
      <style:text-properties fo:font-weight="bold" style:font-weight-asian="bold"/>
    </style:style>
    <style:style style:name="P109" style:family="paragraph" style:parent-style-name="Standard">
      <style:text-properties officeooo:paragraph-rsid="00308ccb"/>
    </style:style>
    <style:style style:name="P110" style:family="paragraph" style:parent-style-name="Standard">
      <style:text-properties officeooo:paragraph-rsid="006b28cb"/>
    </style:style>
    <style:style style:name="P111" style:family="paragraph" style:parent-style-name="Standard">
      <style:paragraph-properties fo:text-align="center" style:justify-single-word="false">
        <style:tab-stops/>
      </style:paragraph-properties>
    </style:style>
    <style:style style:name="T1" style:family="text">
      <style:text-properties officeooo:rsid="0021f917"/>
    </style:style>
    <style:style style:name="T2" style:family="text">
      <style:text-properties officeooo:rsid="002203cc"/>
    </style:style>
    <style:style style:name="T3" style:family="text">
      <style:text-properties officeooo:rsid="0023b6e4"/>
    </style:style>
    <style:style style:name="T4" style:family="text">
      <style:text-properties officeooo:rsid="002521d5"/>
    </style:style>
    <style:style style:name="T5" style:family="text">
      <style:text-properties officeooo:rsid="0027ea42"/>
    </style:style>
    <style:style style:name="T6" style:family="text">
      <style:text-properties officeooo:rsid="002a99b7"/>
    </style:style>
    <style:style style:name="T7" style:family="text">
      <style:text-properties officeooo:rsid="002b0849"/>
    </style:style>
    <style:style style:name="T8" style:family="text">
      <style:text-properties officeooo:rsid="002e8345"/>
    </style:style>
    <style:style style:name="T9" style:family="text">
      <style:text-properties officeooo:rsid="0030513a"/>
    </style:style>
    <style:style style:name="T10" style:family="text">
      <style:text-properties officeooo:rsid="0032091b"/>
    </style:style>
    <style:style style:name="T11" style:family="text">
      <style:text-properties officeooo:rsid="0033d77f"/>
    </style:style>
    <style:style style:name="T12" style:family="text">
      <style:text-properties officeooo:rsid="00358dfd"/>
    </style:style>
    <style:style style:name="T13" style:family="text">
      <style:text-properties fo:font-weight="bold" style:font-weight-asian="bold"/>
    </style:style>
    <style:style style:name="T14" style:family="text">
      <style:text-properties officeooo:rsid="003b0650"/>
    </style:style>
    <style:style style:name="T15" style:family="text">
      <style:text-properties officeooo:rsid="003c88a7"/>
    </style:style>
    <style:style style:name="T16" style:family="text">
      <style:text-properties officeooo:rsid="003e670f"/>
    </style:style>
    <style:style style:name="T17" style:family="text">
      <style:text-properties officeooo:rsid="003feb6f"/>
    </style:style>
    <style:style style:name="T18" style:family="text">
      <style:text-properties officeooo:rsid="0041a20e"/>
    </style:style>
    <style:style style:name="T19" style:family="text">
      <style:text-properties officeooo:rsid="0046f2e4"/>
    </style:style>
    <style:style style:name="T20" style:family="text">
      <style:text-properties officeooo:rsid="00482764"/>
    </style:style>
    <style:style style:name="T21" style:family="text">
      <style:text-properties officeooo:rsid="004a856f"/>
    </style:style>
    <style:style style:name="T22" style:family="text">
      <style:text-properties officeooo:rsid="004bad36"/>
    </style:style>
    <style:style style:name="T23" style:family="text">
      <style:text-properties officeooo:rsid="004ea1d8"/>
    </style:style>
    <style:style style:name="T24" style:family="text">
      <style:text-properties officeooo:rsid="00511204"/>
    </style:style>
    <style:style style:name="T25" style:family="text">
      <style:text-properties officeooo:rsid="005182b5"/>
    </style:style>
    <style:style style:name="T26" style:family="text">
      <style:text-properties officeooo:rsid="0053e9a7"/>
    </style:style>
    <style:style style:name="T27" style:family="text">
      <style:text-properties officeooo:rsid="0053f35a"/>
    </style:style>
    <style:style style:name="T28" style:family="text">
      <style:text-properties officeooo:rsid="005488f1"/>
    </style:style>
    <style:style style:name="T29" style:family="text">
      <style:text-properties officeooo:rsid="0055d96c"/>
    </style:style>
    <style:style style:name="T30" style:family="text">
      <style:text-properties officeooo:rsid="00579fb8"/>
    </style:style>
    <style:style style:name="T31" style:family="text">
      <style:text-properties officeooo:rsid="0057e967"/>
    </style:style>
    <style:style style:name="T32" style:family="text">
      <style:text-properties officeooo:rsid="00588ab9"/>
    </style:style>
    <style:style style:name="T33" style:family="text">
      <style:text-properties officeooo:rsid="005a5038"/>
    </style:style>
    <style:style style:name="T34" style:family="text">
      <style:text-properties officeooo:rsid="005a8d68"/>
    </style:style>
    <style:style style:name="T35" style:family="text">
      <style:text-properties officeooo:rsid="005b4f9c"/>
    </style:style>
    <style:style style:name="T36" style:family="text">
      <style:text-properties officeooo:rsid="005dc8c9"/>
    </style:style>
    <style:style style:name="T37" style:family="text">
      <style:text-properties officeooo:rsid="005f3444"/>
    </style:style>
    <style:style style:name="T38" style:family="text">
      <style:text-properties officeooo:rsid="006045d0"/>
    </style:style>
    <style:style style:name="T39" style:family="text">
      <style:text-properties officeooo:rsid="006068b3"/>
    </style:style>
    <style:style style:name="T40" style:family="text">
      <style:text-properties officeooo:rsid="0060fe18"/>
    </style:style>
    <style:style style:name="T41" style:family="text">
      <style:text-properties officeooo:rsid="0063abd8"/>
    </style:style>
    <style:style style:name="T42" style:family="text">
      <style:text-properties officeooo:rsid="006819b0"/>
    </style:style>
    <style:style style:name="T43" style:family="text">
      <style:text-properties officeooo:rsid="00692c79"/>
    </style:style>
    <style:style style:name="T44" style:family="text">
      <style:text-properties officeooo:rsid="006c8c48"/>
    </style:style>
    <style:style style:name="T45" style:family="text">
      <style:text-properties officeooo:rsid="006f8a7f"/>
    </style:style>
    <style:style style:name="T46" style:family="text">
      <style:text-properties officeooo:rsid="00701010"/>
    </style:style>
    <style:style style:name="T47" style:family="text">
      <style:text-properties officeooo:rsid="007205a3"/>
    </style:style>
    <style:style style:name="T48" style:family="text">
      <style:text-properties officeooo:rsid="00750e5f"/>
    </style:style>
    <style:style style:name="T49" style:family="text">
      <style:text-properties officeooo:rsid="0076696a"/>
    </style:style>
    <style:style style:name="T50" style:family="text">
      <style:text-properties officeooo:rsid="00771ad4"/>
    </style:style>
    <style:style style:name="T51" style:family="text">
      <style:text-properties fo:language="fr" fo:country="FR" officeooo:rsid="006b28cb"/>
    </style:style>
    <style:style style:name="T52" style:family="text">
      <style:text-properties fo:language="fr" fo:country="FR" officeooo:rsid="0068e7f4"/>
    </style:style>
    <style:style style:name="T53" style:family="text">
      <style:text-properties fo:language="fr" fo:country="FR" officeooo:rsid="00692c79"/>
    </style:style>
    <style:style style:name="T54" style:family="text">
      <style:text-properties fo:language="fr" fo:country="FR" officeooo:rsid="00212ddf"/>
    </style:style>
    <style:style style:name="T55" style:family="text">
      <style:text-properties fo:language="fr" fo:country="FR" officeooo:rsid="00839068"/>
    </style:style>
    <style:style style:name="T56" style:family="text">
      <style:text-properties fo:language="fr" fo:country="FR" officeooo:rsid="008ea93e"/>
    </style:style>
    <style:style style:name="T57" style:family="text">
      <style:text-properties fo:language="fr" fo:country="FR" officeooo:rsid="00864194"/>
    </style:style>
    <style:style style:name="T58" style:family="text">
      <style:text-properties fo:language="fr" fo:country="FR" officeooo:rsid="0084d849"/>
    </style:style>
    <style:style style:name="T59" style:family="text">
      <style:text-properties fo:language="fr" fo:country="FR" officeooo:rsid="0087a64b"/>
    </style:style>
    <style:style style:name="T60" style:family="text">
      <style:text-properties officeooo:rsid="0077b7df"/>
    </style:style>
    <style:style style:name="T61" style:family="text">
      <style:text-properties officeooo:rsid="00212ddf"/>
    </style:style>
    <style:style style:name="T62" style:family="text">
      <style:text-properties officeooo:rsid="006a9027"/>
    </style:style>
    <style:style style:name="T63" style:family="text">
      <style:text-properties officeooo:rsid="0049ea60"/>
    </style:style>
    <style:style style:name="T64" style:family="text">
      <style:text-properties officeooo:rsid="00425ac1"/>
    </style:style>
    <style:style style:name="T65" style:family="text">
      <style:text-properties officeooo:rsid="0030fc81"/>
    </style:style>
    <style:style style:name="T66" style:family="text">
      <style:text-properties officeooo:rsid="0062675f"/>
    </style:style>
    <style:style style:name="T67" style:family="text">
      <style:text-properties officeooo:rsid="006e6832"/>
    </style:style>
    <style:style style:name="T68" style:family="text">
      <style:text-properties officeooo:rsid="004d4ef3"/>
    </style:style>
    <style:style style:name="T69" style:family="text">
      <style:text-properties officeooo:rsid="003aea0c"/>
    </style:style>
    <style:style style:name="T70" style:family="text">
      <style:text-properties officeooo:rsid="00551966"/>
    </style:style>
    <style:style style:name="T71" style:family="text">
      <style:text-properties officeooo:rsid="0063eaf2"/>
    </style:style>
    <style:style style:name="T72" style:family="text">
      <style:text-properties officeooo:rsid="005be76f"/>
    </style:style>
    <style:style style:name="T73" style:family="text">
      <style:text-properties officeooo:rsid="005ee49f"/>
    </style:style>
    <style:style style:name="T74" style:family="text">
      <style:text-properties officeooo:rsid="006c434c"/>
    </style:style>
    <style:style style:name="T75" style:family="text">
      <style:text-properties officeooo:rsid="002386ab"/>
    </style:style>
    <style:style style:name="T76" style:family="text">
      <style:text-properties officeooo:rsid="00455946"/>
    </style:style>
    <style:style style:name="T77" style:family="text">
      <style:text-properties officeooo:rsid="0028d2fb"/>
    </style:style>
    <style:style style:name="T78" style:family="text">
      <style:text-properties officeooo:rsid="002cfe65"/>
    </style:style>
    <style:style style:name="T79" style:family="text">
      <style:text-properties officeooo:rsid="002d6ac8"/>
    </style:style>
    <style:style style:name="T80" style:family="text">
      <style:text-properties officeooo:rsid="0026ad27"/>
    </style:style>
    <style:style style:name="T81" style:family="text">
      <style:text-properties officeooo:rsid="00300562"/>
    </style:style>
    <style:style style:name="T82" style:family="text">
      <style:text-properties officeooo:rsid="0037475b"/>
    </style:style>
    <style:style style:name="T83" style:family="text">
      <style:text-properties officeooo:rsid="00308ccb"/>
    </style:style>
    <style:style style:name="T84" style:family="text">
      <style:text-properties officeooo:rsid="0043d107"/>
    </style:style>
    <style:style style:name="T85" style:family="text">
      <style:text-properties officeooo:rsid="0079d220"/>
    </style:style>
    <style:style style:name="T86" style:family="text">
      <style:text-properties officeooo:rsid="007b2a2c"/>
    </style:style>
    <style:style style:name="T87" style:family="text">
      <style:text-properties officeooo:rsid="007b7916"/>
    </style:style>
    <style:style style:name="T88" style:family="text">
      <style:text-properties style:text-position="super 58%" officeooo:rsid="007b7916"/>
    </style:style>
    <style:style style:name="T89" style:family="text">
      <style:text-properties officeooo:rsid="007ec3a0"/>
    </style:style>
    <style:style style:name="T90" style:family="text">
      <style:text-properties officeooo:rsid="007f019a"/>
    </style:style>
    <style:style style:name="T91" style:family="text">
      <style:text-properties officeooo:rsid="00805a24"/>
    </style:style>
    <style:style style:name="T92" style:family="text">
      <style:text-properties officeooo:rsid="0081cab8"/>
    </style:style>
    <style:style style:name="T93" style:family="text">
      <style:text-properties officeooo:rsid="0081cedf"/>
    </style:style>
    <style:style style:name="T94" style:family="text">
      <style:text-properties officeooo:rsid="0082664b"/>
    </style:style>
    <style:style style:name="T95" style:family="text">
      <style:text-properties officeooo:rsid="0084d849"/>
    </style:style>
    <style:style style:name="T96" style:family="text">
      <style:text-properties officeooo:rsid="00864194"/>
    </style:style>
    <style:style style:name="T97" style:family="text">
      <style:text-properties officeooo:rsid="0087a64b"/>
    </style:style>
    <style:style style:name="T98" style:family="text">
      <style:text-properties officeooo:rsid="0089824b"/>
    </style:style>
    <style:style style:name="T99" style:family="text">
      <style:text-properties officeooo:rsid="008b59b8"/>
    </style:style>
    <style:style style:name="T100" style:family="text">
      <style:text-properties officeooo:rsid="008ce5e8"/>
    </style:style>
    <style:style style:name="T101" style:family="text">
      <style:text-properties officeooo:rsid="008ea93e"/>
    </style:style>
    <style:style style:name="T102" style:family="text">
      <style:text-properties officeooo:rsid="0090641a"/>
    </style:style>
    <style:style style:name="T103" style:family="text">
      <style:text-properties officeooo:rsid="0091f805"/>
    </style:style>
    <style:style style:name="T104" style:family="text">
      <style:text-properties officeooo:rsid="0093072e"/>
    </style:style>
    <style:style style:name="T105" style:family="text">
      <style:text-properties officeooo:rsid="00987211"/>
    </style:style>
    <style:style style:name="T106" style:family="text">
      <style:text-properties officeooo:rsid="009b2d34"/>
    </style:style>
    <style:style style:name="T107" style:family="text">
      <style:text-properties officeooo:rsid="009e4a93"/>
    </style:style>
    <style:style style:name="T108" style:family="text">
      <style:text-properties officeooo:rsid="009ebebf"/>
    </style:style>
    <style:style style:name="T109" style:family="text">
      <style:text-properties officeooo:rsid="009ff03c"/>
    </style:style>
    <style:style style:name="T110" style:family="text">
      <style:text-properties officeooo:rsid="00a0b211"/>
    </style:style>
    <style:style style:name="T111" style:family="text">
      <style:text-properties officeooo:rsid="00a1c945"/>
    </style:style>
    <style:style style:name="T112" style:family="text">
      <style:text-properties officeooo:rsid="00a2e9a9"/>
    </style:style>
    <style:style style:name="T113" style:family="text">
      <style:text-properties officeooo:rsid="00a453a1"/>
    </style:style>
    <style:style style:name="T114" style:family="text">
      <style:text-properties officeooo:rsid="00ad1ada"/>
    </style:style>
    <style:style style:name="T115" style:family="text">
      <style:text-properties officeooo:rsid="00ae84f9"/>
    </style:style>
    <style:style style:name="T116" style:family="text">
      <style:text-properties officeooo:rsid="00affbb7"/>
    </style:style>
    <style:style style:name="T117" style:family="text">
      <style:text-properties officeooo:rsid="00b089e5"/>
    </style:style>
    <style:style style:name="T118" style:family="text">
      <style:text-properties officeooo:rsid="00b26483"/>
    </style:style>
    <style:style style:name="T119" style:family="text">
      <style:text-properties officeooo:rsid="00b30176"/>
    </style:style>
    <style:style style:name="T120" style:family="text">
      <style:text-properties officeooo:rsid="00b4473d"/>
    </style:style>
    <style:style style:name="T121" style:family="text">
      <style:text-properties officeooo:rsid="00b66c8e"/>
    </style:style>
    <style:style style:name="T122" style:family="text">
      <style:text-properties officeooo:rsid="00b896eb"/>
    </style:style>
    <style:style style:name="T123" style:family="text">
      <style:text-properties officeooo:rsid="00b909e6"/>
    </style:style>
    <style:style style:name="T124" style:family="text">
      <style:text-properties officeooo:rsid="00b97da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Blabla intro sur pas que d10</text:p>
      <text:p text:style-name="P17"/>
      <text:p text:style-name="P17"><text:span text:style-name="T61">Blabla annule et remplace</text:span></text:p>
      <text:p text:style-name="P17"><text:span text:style-name="T61">Blabla plein de fluff dans bouquins (conteneurs compensé...) ici très sec et technique.</text:span></text:p>
      <text:p text:style-name="P17"/>
      <text:p text:style-name="P63"><text:span text:style-name="T62">À retenir LdB : commandes</text:span></text:p>
      <text:p text:style-name="P17"/>
      <text:p text:style-name="P76"><text:span text:style-name="T63">PENALITE DE TIR DOUBLEES AUX INSTRUMENTS WTF</text:span></text:p>
      <text:p text:style-name="P17"/>
      <text:p text:style-name="P17"/>
      <text:p text:style-name="P80"><text:span text:style-name="T35">EXPLIQUER DEPENSE DE PM</text:span></text:p>
      <text:p text:style-name="P17"/>
      <text:p text:style-name="P17"/>
      <text:p text:style-name="P79"><text:span text:style-name="T64">IMPORTANT : clarifier ce qui n’est JAMAIS dans les caracs données et doit TOUJOURS être pris en plus (init notamment?)</text:span></text:p>
      <text:p text:style-name="P17"/>
      <text:p text:style-name="P88"><text:span text:style-name="T98">Puissance IEM</text:span></text:p>
      <text:p text:style-name="P88"/>
      <text:p text:style-name="P20"><text:span text:style-name="T61">La réparation </text:span><text:span text:style-name="T99">(IEM?) </text:span><text:span text:style-name="T61">est décrite LdB p.329 et p.353.</text:span></text:p>
      <text:p text:style-name="P20"/>
      <text:p text:style-name="P20"/>
      <text:p text:style-name="P20"/>
      <text:p text:style-name="P20"/>
      <text:p text:style-name="P20"/>
      <text:p text:style-name="P88"/>
      <text:p text:style-name="P88"/>
      <text:p text:style-name="P17"/>
      <text:p text:style-name="P17"><text:span text:style-name="T61">Règles communes des engins</text:span></text:p>
      <text:p text:style-name="P17"><text:span text:style-name="T61">Ce qui suit est valide pour les armures comme pour les véhicules.</text:span></text:p>
      <text:p text:style-name="P17"/>
      <text:p text:style-name="P31"><text:span text:style-name="T65">Caractéristiques des engins</text:span></text:p>
      <text:p text:style-name="P78"><text:span text:style-name="T11">Bien des caractéristiques sont données directement dans les descriptions des engins eux-mêmes, notamment lorsque ceux-ci présentent des particularités, mais ce n’est pas toujours le cas. Quand rien n’est indiqué, il convient alors d’utiliser les règles générales qui suivent.</text:span></text:p>
      <text:p text:style-name="P31"/>
      <text:p text:style-name="P73"><text:span text:style-name="T67">Architecture : cette caractéristique est indicative </text:span><text:span text:style-name="T45">(elle a été employée en interne par l’équipe de conception de Polaris pour en déduire certaines caractéristiques, notamment les profondeurs maximales)</text:span><text:span text:style-name="T67">, sauf si la règle optionnelle des seuils en fonction de l’architecture est employée (cf. p.</text:span><text:span text:style-name="T45">2</text:span><text:span text:style-name="T67">07 LdB2).</text:span></text:p>
      <text:p text:style-name="P31"/>
      <text:p text:style-name="P31"><text:span text:style-name="T65">Échelle : détermine dans quel segment se situe l’engin : échelle humaine (H), véhicules légers (V-), véhicules lourds (V+). </text:span><text:span text:style-name="T23">En dessous et à</text:span><text:span text:style-name="T65"> </text:span><text:span text:style-name="T23">partir d’un certain niveau, l</text:span><text:span text:style-name="T65">es dégâts d’une échelle sont nuls </text:span><text:span text:style-name="T23">ou massifs</text:span><text:span text:style-name="T65"> sur un engin ou créature d’une échelle </text:span><text:span text:style-name="T23">respectivement </text:span><text:span text:style-name="T65">supérieure </text:span><text:span text:style-name="T23">ou</text:span><text:span text:style-name="T65"> inférieure.</text:span></text:p>
      <text:p text:style-name="P31"/>
      <text:p text:style-name="P77"><text:span text:style-name="T20">Le guide technique présente des tableaux de conversion complets p.336-337 pour les dégâts ainsi que le blindage.</text:span></text:p>
      <text:p text:style-name="P76"><text:span text:style-name="T63">Il existe néanmoins une règle générale pour convertir les dégâts si besoin :</text:span></text:p>
      <text:p text:style-name="P76"><text:span text:style-name="T63">H = </text:span><text:span text:style-name="T46">V</text:span><text:span text:style-name="T63">- × 10</text:span></text:p>
      <text:p text:style-name="P76"><text:span text:style-name="T63">V+ = V- + 2</text:span></text:p>
      <text:p text:style-name="P33"/>
      <text:p text:style-name="P75"><text:span text:style-name="T16">Cf. </text:span><text:span text:style-name="T20">« </text:span><text:span text:style-name="T16">gabarit </text:span><text:span text:style-name="T20">»</text:span><text:span text:style-name="T16"> ci-après pour </text:span><text:span text:style-name="T17">déterminer</text:span><text:span text:style-name="T16"> les échelles des divers engins.</text:span></text:p>
      <text:p text:style-name="P31"/>
      <text:p text:style-name="P32"><text:soft-page-break/><text:span text:style-name="T65">Gabarit </text:span><text:span text:style-name="T16">(GAB)</text:span><text:span text:style-name="T65"> : </text:span><text:span text:style-name="T10">détermine la taille relative de l’engin dans son échelle. Noté sur 25. </text:span></text:p>
      <text:p text:style-name="P32"><text:span text:style-name="T10">Attention : ceci est complètement disjoint de la notion optionnelle de gabarit d’un personnage du UP!System (qui est, elle, notée sur 20 et fonctionne différemment). </text:span><text:span text:style-name="T11">Le </text:span><text:span text:style-name="T26">GAB </text:span><text:span text:style-name="T12">est issu du tableau suivant :</text:span></text:p>
      <text:p text:style-name="P31"/>
      <table:table table:name="Table1" table:style-name="Table1">
        <table:table-column table:style-name="Table1.A"/>
        <table:table-column table:style-name="Table1.B"/>
        <table:table-row table:style-name="Table1.1">
          <table:table-cell table:style-name="Table1.A1" table:number-columns-spanned="2" office:value-type="string">
            <text:p text:style-name="P1">Gabarit/échelle</text:p>
          </table:table-cell>
          <table:covered-table-cell/>
        </table:table-row>
        <table:table-row table:style-name="Table1.2">
          <table:table-cell table:style-name="Table1.A1" office:value-type="string">
            <text:p text:style-name="P4">Engin</text:p>
          </table:table-cell>
          <table:table-cell table:style-name="Table1.B2" office:value-type="string">
            <text:p text:style-name="P4">Gabarit/échelle</text:p>
          </table:table-cell>
        </table:table-row>
        <table:table-row table:style-name="Table1.1">
          <table:table-cell table:style-name="Table1.A1" office:value-type="string">
            <text:p text:style-name="P4">Exo-Alpha</text:p>
          </table:table-cell>
          <table:table-cell table:style-name="Table1.B2" office:value-type="string">
            <text:p text:style-name="P1">12/H</text:p>
          </table:table-cell>
        </table:table-row>
        <table:table-row table:style-name="Table1.1">
          <table:table-cell table:style-name="Table1.A1" office:value-type="string">
            <text:p text:style-name="P4">Exo-0</text:p>
          </table:table-cell>
          <table:table-cell table:style-name="Table1.B2" office:value-type="string">
            <text:p text:style-name="P1">19/H</text:p>
          </table:table-cell>
        </table:table-row>
        <table:table-row table:style-name="Table1.1">
          <table:table-cell table:style-name="Table1.A1" office:value-type="string">
            <text:p text:style-name="P4">Exo-1</text:p>
          </table:table-cell>
          <table:table-cell table:style-name="Table1.B2" office:value-type="string">
            <text:p text:style-name="P1">22/H</text:p>
          </table:table-cell>
        </table:table-row>
        <table:table-row table:style-name="Table1.1">
          <table:table-cell table:style-name="Table1.A1" office:value-type="string">
            <text:p text:style-name="P4">Exo-2</text:p>
          </table:table-cell>
          <table:table-cell table:style-name="Table1.B2" office:value-type="string">
            <text:p text:style-name="P1">24/H</text:p>
          </table:table-cell>
        </table:table-row>
        <table:table-row table:style-name="Table1.1">
          <table:table-cell table:style-name="Table1.A1" office:value-type="string">
            <text:p text:style-name="P4">Exo-3/Exo-4</text:p>
          </table:table-cell>
          <table:table-cell table:style-name="Table1.B2" office:value-type="string">
            <text:p text:style-name="P1">1/V-</text:p>
          </table:table-cell>
        </table:table-row>
        <table:table-row table:style-name="Table1.1">
          <table:table-cell table:style-name="Table1.A1" office:value-type="string">
            <text:p text:style-name="P4">Exo-5/Exo-6</text:p>
          </table:table-cell>
          <table:table-cell table:style-name="Table1.B2" office:value-type="string">
            <text:p text:style-name="P1">2/V-</text:p>
          </table:table-cell>
        </table:table-row>
        <table:table-row table:style-name="Table1.1">
          <table:table-cell table:style-name="Table1.A1" office:value-type="string">
            <text:p text:style-name="P4">Exo-oméga</text:p>
          </table:table-cell>
          <table:table-cell table:style-name="Table1.B2" office:value-type="string">
            <text:p text:style-name="P1">3/V-</text:p>
          </table:table-cell>
        </table:table-row>
        <table:table-row table:style-name="Table1.1">
          <table:table-cell table:style-name="Table1.A1" office:value-type="string">
            <text:p text:style-name="P4">Chasseurs, petits transporteurs</text:p>
          </table:table-cell>
          <table:table-cell table:style-name="Table1.B2" office:value-type="string">
            <text:p text:style-name="P1">3-5/V-</text:p>
          </table:table-cell>
        </table:table-row>
        <table:table-row table:style-name="Table1.1">
          <table:table-cell table:style-name="Table1.A1" office:value-type="string">
            <text:p text:style-name="P4">Patrouilleurs, transporteurs moyens</text:p>
          </table:table-cell>
          <table:table-cell table:style-name="Table1.B2" office:value-type="string">
            <text:p text:style-name="P1">6-10/V-</text:p>
          </table:table-cell>
        </table:table-row>
        <table:table-row table:style-name="Table1.1">
          <table:table-cell table:style-name="Table1.A1" office:value-type="string">
            <text:p text:style-name="P4">Corvettes, patrouilleurs lourds</text:p>
          </table:table-cell>
          <table:table-cell table:style-name="Table1.B2" office:value-type="string">
            <text:p text:style-name="P1">11-15/V-</text:p>
          </table:table-cell>
        </table:table-row>
        <table:table-row table:style-name="Table1.1">
          <table:table-cell table:style-name="Table1.A1" office:value-type="string">
            <text:p text:style-name="P4">Escorteurs</text:p>
          </table:table-cell>
          <table:table-cell table:style-name="Table1.B2" office:value-type="string">
            <text:p text:style-name="P1">16-20/V-</text:p>
          </table:table-cell>
        </table:table-row>
        <table:table-row table:style-name="Table1.1">
          <table:table-cell table:style-name="Table1.A1" office:value-type="string">
            <text:p text:style-name="P4">Escorteurs lourds, frégates légères</text:p>
          </table:table-cell>
          <table:table-cell table:style-name="Table1.B2" office:value-type="string">
            <text:p text:style-name="P1">21-25/V-</text:p>
          </table:table-cell>
        </table:table-row>
        <table:table-row table:style-name="Table1.1">
          <table:table-cell table:style-name="Table1.A1" office:value-type="string">
            <text:p text:style-name="P4">Frégates lourdes</text:p>
          </table:table-cell>
          <table:table-cell table:style-name="Table1.B2" office:value-type="string">
            <text:p text:style-name="P1">3-5/V+</text:p>
          </table:table-cell>
        </table:table-row>
        <table:table-row table:style-name="Table1.1">
          <table:table-cell table:style-name="Table1.A1" office:value-type="string">
            <text:p text:style-name="P4">Croiseurs</text:p>
          </table:table-cell>
          <table:table-cell table:style-name="Table1.B2" office:value-type="string">
            <text:p text:style-name="P1">6-10/V+</text:p>
          </table:table-cell>
        </table:table-row>
        <table:table-row table:style-name="Table1.1">
          <table:table-cell table:style-name="Table1.A1" office:value-type="string">
            <text:p text:style-name="P4">Cuirassés</text:p>
          </table:table-cell>
          <table:table-cell table:style-name="Table1.B2" office:value-type="string">
            <text:p text:style-name="P1">11-15/V+</text:p>
          </table:table-cell>
        </table:table-row>
        <table:table-row table:style-name="Table1.1">
          <table:table-cell table:style-name="Table1.A1" office:value-type="string">
            <text:p text:style-name="P4">Bombardiers</text:p>
          </table:table-cell>
          <table:table-cell table:style-name="Table1.B2" office:value-type="string">
            <text:p text:style-name="P1">16-20/V+</text:p>
          </table:table-cell>
        </table:table-row>
        <table:table-row table:style-name="Table1.1">
          <table:table-cell table:style-name="Table1.A1" office:value-type="string">
            <text:p text:style-name="P4">Bases</text:p>
          </table:table-cell>
          <table:table-cell table:style-name="Table1.B2" office:value-type="string">
            <text:p text:style-name="P1">21-25/V+</text:p>
          </table:table-cell>
        </table:table-row>
        <table:table-row table:style-name="Table1.1">
          <table:table-cell table:style-name="Table1.A1" office:value-type="string">
            <text:p text:style-name="P4">Atlantis+</text:p>
          </table:table-cell>
          <table:table-cell table:style-name="Table1.B2" office:value-type="string">
            <text:p text:style-name="P1">Au-delà...</text:p>
          </table:table-cell>
        </table:table-row>
      </table:table>
      <text:p text:style-name="P38"/>
      <text:p text:style-name="P44"><text:span text:style-name="T66">Le guide technique présente un tableau complet p.330 </text:span><text:span text:style-name="T41">avec équivalences en volume notamment.</text:span></text:p>
      <text:p text:style-name="P31"/>
      <text:p text:style-name="P31"/>
      <text:p text:style-name="P37"><text:span text:style-name="T60">Éléments : un engin possède plusieurs éléments (structure, armement, systèmes auxiliaires etc.) dépendant de son type et pouvant être endommagés séparément. Ces éléments sont portés dans un tableau de localisation sur la fiche de l’engin.</text:span></text:p>
      <text:p text:style-name="P66"/>
      <text:p text:style-name="P83">Intégrité (ITG) : chaque élément d’un engin possède une ITG propre. <text:span text:style-name="T116">Pour certains éléments </text:span><text:span text:style-name="T117">(ex : structure)</text:span><text:span text:style-name="T116"> des règles complètes existent </text:span><text:span text:style-name="T118">pour les effets</text:span><text:span text:style-name="T116"> des pertes d’ITG, pour d’autres (ex : poste de pilotage/passerell</text:span><text:span text:style-name="T119">e</text:span><text:span text:style-name="T116">) c’est au MJ de déterminer les effets et de faire effectuer des tests de panne (comme pour tout matériel </text:span><text:span text:style-name="T117">standard</text:span><text:span text:style-name="T116">) le cas échéant </text:span><text:span text:style-name="T119">(aussi valable pour les éléments avec des règles de perte d’ITG, ex : test de panne quand machines poussées à fond pendant trop longtemps avec risque qu’elles se coupent complètement)</text:span><text:span text:style-name="T116">.</text:span></text:p>
      <text:p text:style-name="P83"><text:span text:style-name="T91">De plus, les équipements dont l’engin est équipé ont aussi une </text:span><text:span text:style-name="T116">ITG</text:span><text:span text:style-name="T91">. Les règles de dégâts se concentrent surtout sur les pertes d’ITG des éléments d’un engin et les effets de celles-ci, mais le MJ peut aussi infliger des pertes d’ITG et tests de panne aux divers équipements </text:span><text:span text:style-name="T116">auxiliaires</text:span><text:span text:style-name="T91">.</text:span></text:p>
      <text:p text:style-name="P82"/>
      <text:p text:style-name="P82"/>
      <text:p text:style-name="P31"/>
      <text:p text:style-name="P70"><text:soft-page-break/><text:span text:style-name="T14">Blindage (BLD) : cette valeur est retranchée à tous les dégâts reçus par un engin mais elle est elle-même réduite au préalable de la valeur de pénétration </text:span><text:span text:style-name="T27">(PEN)</text:span><text:span text:style-name="T14"> de l’arme employée </text:span><text:span text:style-name="T48">(minimum 0)</text:span><text:span text:style-name="T14">.</text:span></text:p>
      <text:p text:style-name="P72"><text:span text:style-name="T68">Cf. guide technique (p.336-337) pour conversion entre différentes échelles.</text:span></text:p>
      <text:p text:style-name="P71"/>
      <text:p text:style-name="P11"/>
      <text:p text:style-name="P13"><text:span text:style-name="T69">Résistance aux dommages </text:span><text:span text:style-name="T14">(RD)</text:span><text:span text:style-name="T69"> : </text:span><text:span text:style-name="T14">un modificateur </text:span><text:span text:style-name="T21">(pas une réduction systématique!)</text:span><text:span text:style-name="T14"> appliqué à tous les dégâts reçus par un engin avant même de considérer la pénétration d’une arme. Les dégâts effectivement reçus par un engin sont donc égaux à : </text:span></text:p>
      <text:p text:style-name="P13"><text:span text:style-name="T48">D</text:span><text:span text:style-name="T22">égâts = </text:span><text:span text:style-name="T48">jet de </text:span><text:span text:style-name="T14">dégâts + </text:span><text:span text:style-name="T26">RD</text:span><text:span text:style-name="T14"> – (</text:span><text:span text:style-name="T26">BLD</text:span><text:span text:style-name="T14"> – </text:span><text:span text:style-name="T26">PEN</text:span><text:span text:style-name="T14">).</text:span></text:p>
      <text:p text:style-name="P70"><text:span text:style-name="T14">La </text:span><text:span text:style-name="T26">RD</text:span><text:span text:style-name="T14"> </text:span><text:span text:style-name="T15">dépend du </text:span><text:span text:style-name="T26">GAB</text:span><text:span text:style-name="T15"> et </text:span><text:span text:style-name="T14">est issue du tableau suivant :</text:span></text:p>
      <text:p text:style-name="P70"/>
      <table:table table:name="Table2" table:style-name="Table2">
        <table:table-column table:style-name="Table2.A"/>
        <table:table-column table:style-name="Table2.B"/>
        <table:table-row table:style-name="Table2.1">
          <table:table-cell table:style-name="Table2.A1" table:number-columns-spanned="2" office:value-type="string">
            <text:p text:style-name="P1">Résistance aux dommages</text:p>
          </table:table-cell>
          <table:covered-table-cell/>
        </table:table-row>
        <table:table-row table:style-name="Table2.1">
          <table:table-cell table:style-name="Table2.A1" office:value-type="string">
            <text:p text:style-name="P4">GAB</text:p>
          </table:table-cell>
          <table:table-cell table:style-name="Table2.A1" office:value-type="string">
            <text:p text:style-name="P4">RD</text:p>
          </table:table-cell>
        </table:table-row>
        <table:table-row table:style-name="Table2.1">
          <table:table-cell table:style-name="Table2.A1" office:value-type="string">
            <text:p text:style-name="P4">1-2</text:p>
          </table:table-cell>
          <table:table-cell table:style-name="Table2.B3" office:value-type="string">
            <text:p text:style-name="P1"><text:span text:style-name="T21">+</text:span>6</text:p>
          </table:table-cell>
        </table:table-row>
        <table:table-row table:style-name="Table2.1">
          <table:table-cell table:style-name="Table2.A1" office:value-type="string">
            <text:p text:style-name="P4">3-4</text:p>
          </table:table-cell>
          <table:table-cell table:style-name="Table2.B3" office:value-type="string">
            <text:p text:style-name="P1"><text:span text:style-name="T21">+</text:span>4</text:p>
          </table:table-cell>
        </table:table-row>
        <table:table-row table:style-name="Table2.1">
          <table:table-cell table:style-name="Table2.A1" office:value-type="string">
            <text:p text:style-name="P4">5-6</text:p>
          </table:table-cell>
          <table:table-cell table:style-name="Table2.B3" office:value-type="string">
            <text:p text:style-name="P1"><text:span text:style-name="T21">+</text:span>2</text:p>
          </table:table-cell>
        </table:table-row>
        <table:table-row table:style-name="Table2.1">
          <table:table-cell table:style-name="Table2.A1" office:value-type="string">
            <text:p text:style-name="P4">7-8</text:p>
          </table:table-cell>
          <table:table-cell table:style-name="Table2.B3" office:value-type="string">
            <text:p text:style-name="P1"><text:span text:style-name="T21">+</text:span>1</text:p>
          </table:table-cell>
        </table:table-row>
        <table:table-row table:style-name="Table2.1">
          <table:table-cell table:style-name="Table2.A1" office:value-type="string">
            <text:p text:style-name="P4">9-10</text:p>
          </table:table-cell>
          <table:table-cell table:style-name="Table2.B3" office:value-type="string">
            <text:p text:style-name="P1">0</text:p>
          </table:table-cell>
        </table:table-row>
        <table:table-row table:style-name="Table2.1">
          <table:table-cell table:style-name="Table2.A1" office:value-type="string">
            <text:p text:style-name="P4">11-12</text:p>
          </table:table-cell>
          <table:table-cell table:style-name="Table2.B3" office:value-type="string">
            <text:p text:style-name="P1">-1</text:p>
          </table:table-cell>
        </table:table-row>
        <table:table-row table:style-name="Table2.1">
          <table:table-cell table:style-name="Table2.A1" office:value-type="string">
            <text:p text:style-name="P4">13-14</text:p>
          </table:table-cell>
          <table:table-cell table:style-name="Table2.B3" office:value-type="string">
            <text:p text:style-name="P1">-2</text:p>
          </table:table-cell>
        </table:table-row>
        <table:table-row table:style-name="Table2.1">
          <table:table-cell table:style-name="Table2.A1" office:value-type="string">
            <text:p text:style-name="P4">15-16</text:p>
          </table:table-cell>
          <table:table-cell table:style-name="Table2.B3" office:value-type="string">
            <text:p text:style-name="P1">-3</text:p>
          </table:table-cell>
        </table:table-row>
        <table:table-row table:style-name="Table2.1">
          <table:table-cell table:style-name="Table2.A1" office:value-type="string">
            <text:p text:style-name="P4">17-18</text:p>
          </table:table-cell>
          <table:table-cell table:style-name="Table2.B3" office:value-type="string">
            <text:p text:style-name="P1">-4</text:p>
          </table:table-cell>
        </table:table-row>
        <table:table-row table:style-name="Table2.1">
          <table:table-cell table:style-name="Table2.A1" office:value-type="string">
            <text:p text:style-name="P4">19-20</text:p>
          </table:table-cell>
          <table:table-cell table:style-name="Table2.B3" office:value-type="string">
            <text:p text:style-name="P1">-5</text:p>
          </table:table-cell>
        </table:table-row>
        <table:table-row table:style-name="Table2.1">
          <table:table-cell table:style-name="Table2.A1" office:value-type="string">
            <text:p text:style-name="P4">21-22</text:p>
          </table:table-cell>
          <table:table-cell table:style-name="Table2.B3" office:value-type="string">
            <text:p text:style-name="P1">-6</text:p>
          </table:table-cell>
        </table:table-row>
        <table:table-row table:style-name="Table2.1">
          <table:table-cell table:style-name="Table2.A1" office:value-type="string">
            <text:p text:style-name="P4">23-24</text:p>
          </table:table-cell>
          <table:table-cell table:style-name="Table2.B3" office:value-type="string">
            <text:p text:style-name="P1">-7</text:p>
          </table:table-cell>
        </table:table-row>
        <table:table-row table:style-name="Table2.1">
          <table:table-cell table:style-name="Table2.A1" office:value-type="string">
            <text:p text:style-name="P4">25-26</text:p>
          </table:table-cell>
          <table:table-cell table:style-name="Table2.B3" office:value-type="string">
            <text:p text:style-name="P1">-8</text:p>
          </table:table-cell>
        </table:table-row>
        <table:table-row table:style-name="Table2.1">
          <table:table-cell table:style-name="Table2.A1" office:value-type="string">
            <text:p text:style-name="P4">27</text:p>
          </table:table-cell>
          <table:table-cell table:style-name="Table2.B3" office:value-type="string">
            <text:p text:style-name="P1">-1 tous les 4 niveaux</text:p>
          </table:table-cell>
        </table:table-row>
      </table:table>
      <text:p text:style-name="P40"/>
      <text:p text:style-name="P70"/>
      <text:p text:style-name="P69">Noter que, <text:span text:style-name="T18">tout comme les dégâts,</text:span> la <text:span text:style-name="T28">RD</text:span> est valable dans une échelle donnée.</text:p>
      <text:p text:style-name="P45"/>
      <text:p text:style-name="P11"/>
      <text:p text:style-name="P11"/>
      <text:p text:style-name="P65"><text:span text:style-name="T70">Vitesse (VIT) : </text:span><text:span text:style-name="T31">généralement </text:span><text:span text:style-name="T30">donnée sous la forme « </text:span><text:span text:style-name="T33">VIT </text:span><text:span text:style-name="T30">(</text:span><text:span text:style-name="T31">p</text:span><text:span text:style-name="T30">oints de mouvement) » </text:span><text:span text:style-name="T31">pour la plupart des engins </text:span><text:span text:style-name="T33">(exemple : le chasseur trident, avec son hélice-pompe possède une VIT(PM) de 5(2), soit </text:span><text:span text:style-name="T34">un</text:span><text:span text:style-name="T33">e VIT </text:span><text:span text:style-name="T34">de 5</text:span><text:span text:style-name="T33"> donnant 2 points de mouvement à 16 nœuds)</text:span><text:span text:style-name="T31">. </text:span></text:p>
      <text:p text:style-name="P65"><text:span text:style-name="T32">L</text:span><text:span text:style-name="T35">a VIT est une estimation de la vitesse permettant de classer les engins entre eux, les PM sont dépensés en un tour lors d’une ou plusieurs </text:span><text:span text:style-name="T32">manœuvres de déplacement (cf. combat, plus loin) ainsi que dans certains autres cas comme la détection.</text:span></text:p>
      <text:p text:style-name="P68"><text:span text:style-name="T31">Il peut y avoir plusieurs vitesses en fonction du mode de propulsion/déplacement employé. Si elle est indiquée en nœuds elle est toujours marine, si elle est indiquée en km/h c’est toujours à l’air libre.</text:span></text:p>
      <text:p text:style-name="P67"><text:span text:style-name="T71">Une vitesse de ‘M’ est une vitesse « minimale», celle d’une armure marchant sur les fonds marins par exemple.</text:span></text:p>
      <text:p text:style-name="P44"><text:span text:style-name="T66">Le guide technique présente un tableau complet p.331-335.</text:span></text:p>
      <text:p text:style-name="P64"/>
      <text:p text:style-name="P35"><text:span text:style-name="T72">Initiative et commandes : les initiatives des armures et <text:s/>véhicule</text:span><text:span text:style-name="T109">s</text:span><text:span text:style-name="T72"> sont traitées assez différemment : les armures étant traitées comme des combattants individuels (règles standard) et les <text:s/>véhicule</text:span><text:span text:style-name="T109">s</text:span><text:span text:style-name="T72"> avec une version modifiée du système des manœuvres. </text:span><text:span text:style-name="T40">Voir les sections dédiées, plus loin, pour plus d’informations.</text:span></text:p>
      <text:p text:style-name="P35"><text:soft-page-break/><text:span text:style-name="T72">Dans les deux cas, l’initiative totale d’un personnage en armure ou d’un <text:s/>véhicule est modifiée par les commandes qu’il emploie, mais uniquement pour les actions où l’on interagit avec un système les nécessitant (par exemple, tirer avec une arme d’épaule en armure ou simplement utiliser le manche de son <text:s/>véhicule </text:span><text:span text:style-name="T36">pour un mouvement normal ne les prend pas en compte ; mais une analyse sonscan ou un tir d’arme assistée, pas en tir direct devant soit, oui). </text:span><text:span text:style-name="T37">Les commandes sont décrites p.84-85 du LdB2.</text:span></text:p>
      <text:p text:style-name="P63"><text:span text:style-name="T62">Noter que dans le cas des engins nécessitant un poste de pilotage (grosses armures, <text:s/>véhicule</text:span><text:span text:style-name="T109">s</text:span><text:span text:style-name="T62">…) le prix de celui-ci est pour des commandes manuelles, il faut payer le prix des commandes améliorées en plus. Un changement de commande nécessite généralement de changer l’essentiel du poste.</text:span></text:p>
      <text:p text:style-name="P62"><text:span text:style-name="T73">Le</text:span><text:span text:style-name="T37">s</text:span><text:span text:style-name="T73"> modificateur</text:span><text:span text:style-name="T37">s</text:span><text:span text:style-name="T73"> d’initiative de Polaris </text:span><text:span text:style-name="T38">sont</text:span><text:span text:style-name="T73"> employé</text:span><text:span text:style-name="T38">s</text:span><text:span text:style-name="T73"> tel</text:span><text:span text:style-name="T38">s</text:span><text:span text:style-name="T73"> quel</text:span><text:span text:style-name="T38">s, </text:span><text:span text:style-name="T39">sans ajustement,</text:span><text:span text:style-name="T73"> avec les initiatives totales du UP!System.</text:span></text:p>
      <text:p text:style-name="P35"/>
      <text:p text:style-name="P15"><text:span text:style-name="T47">Seuils et compteur d’avaries : les engins ont des seuils de dommages (qui peuvent dépendre optionnellement de l'architecture, cf. LdB2 p.207), </text:span><text:span text:style-name="T50">associés à un niveau d’avarie et à un nombre maximal de celles-ci présenté dans un « compteur d’avarie »</text:span><text:span text:style-name="T48"> sur la feuille de l’engin.</text:span></text:p>
      <text:p text:style-name="P14"/>
      <text:p text:style-name="P11"/>
      <text:p text:style-name="P11"/>
      <text:p text:style-name="P11"><text:span text:style-name="T69">Combat</text:span></text:p>
      <text:p text:style-name="P11"><text:span text:style-name="T49">Calcul</text:span><text:span text:style-name="T69"> des dégâts : contrairement à tous les dégâts infligés à des créatures (qui utilisent la règle au début de ce supplément : le maximum des dégâts variables de l’arme employée), on effectue bien le jet de dégât classique contre les engins (car ils n’ont pas de jauge et de jets d’absorption mais des seuils et une résistance aux dommages à la place).</text:span></text:p>
      <text:p text:style-name="P11"><text:span text:style-name="T69">En résumé :</text:span></text:p>
      <text:p text:style-name="P11"><text:span text:style-name="T69">Cible avec jauges UP : règle générale (conversion en VD en prenant le maximum des dégâts de l’arme).</text:span></text:p>
      <text:p text:style-name="P11"><text:span text:style-name="T69">Cible avec seuils Polaris : jet de dégât normal.</text:span></text:p>
      <text:p text:style-name="P11"/>
      <text:p text:style-name="P16"><text:span text:style-name="T48">Comme vu plus haut </text:span><text:span text:style-name="T49">(cf. « blindage »</text:span><text:span text:style-name="T48"> </text:span><text:span text:style-name="T49">et « résistance aux dommages ») </text:span><text:span text:style-name="T48">:</text:span></text:p>
      <text:p text:style-name="P12"><text:span text:style-name="T48">D</text:span><text:span text:style-name="T22">égâts = </text:span><text:span text:style-name="T48">jet de </text:span><text:span text:style-name="T14">dégâts + </text:span><text:span text:style-name="T26">RD</text:span><text:span text:style-name="T14"> – (</text:span><text:span text:style-name="T26">BLD</text:span><text:span text:style-name="T14"> – </text:span><text:span text:style-name="T26">PEN</text:span><text:span text:style-name="T14">).</text:span></text:p>
      <text:p text:style-name="P12"/>
      <text:p text:style-name="P16"><text:span text:style-name="T48">Le blindage ne pouvant jamais devenir négatif.</text:span></text:p>
      <text:p text:style-name="P11"/>
      <text:p text:style-name="P11"><text:span text:style-name="T69">Note : les incréments sont bien appliqués comme dans le cas général (+2/incrément sur le jet d’attaque). Ne pas oublier le modificateur de dégâts de l’armure en corps à corps (issu de l’exo-force).</text:span></text:p>
      <text:p text:style-name="P31"/>
      <text:p text:style-name="P34"><text:span text:style-name="T50">Effets des dégâts : </text:span><text:span text:style-name="T60">s</text:span><text:span text:style-name="T47">i </text:span><text:span text:style-name="T60">les dégâts effectifs atteignent l’un</text:span><text:span text:style-name="T47"> des seuils, il en résulte une avarie du niveau idoine (si la ligne complète est remplie, c'est alors une avarie du niveau supérieur qui se déclare). </text:span><text:span text:style-name="T60">Aux niveaux d’avarie sont associés des modificateurs d’incident et des pertes d’ITG, ils indiqués sur le compteur d’avaries présent sur la fiche de l’engin.</text:span></text:p>
      <text:p text:style-name="P34"/>
      <text:p text:style-name="P36"><text:span text:style-name="T60">Jet d’incident : un incident apparaît sur un résultat de 7+ sur un 1D10 + modificateur d’incident.</text:span></text:p>
      <text:p text:style-name="P36"><text:span text:style-name="T60">L’élément affecté par l’incident est localisé sur la table de la fiche.</text:span></text:p>
      <text:p text:style-name="P36"><text:span text:style-name="T60">Le résultat du jet d’incident est utilisé pour déterminer les effets de l’incident (cf. partie dédiée, plus loin).</text:span></text:p>
      <text:p text:style-name="P36"><text:span text:style-name="T60">L’élément « structure » subit la perte d’ITG déterminée par le niveau d’avarie.</text:span></text:p>
      <text:p text:style-name="P81"><text:span text:style-name="T90">Les effets des diverses pertes d’ITG (structure et/ou élément localisé) sont appliqués </text:span><text:span text:style-name="T92">(cf. partie dédiée, plus loin)</text:span><text:span text:style-name="T90">. </text:span></text:p>
      <text:p text:style-name="P18"/>
      <text:p text:style-name="P84"><text:span text:style-name="T93">Les effets des incidents et pertes d’ITG à la structure, armement et systèmes auxiliaires sont les mêmes pour armures et véhicules, ils diffèrent pour les autres éléments qui leurs sont spécifiques.</text:span></text:p>
      <text:p text:style-name="P17"><text:soft-page-break/></text:p>
      <text:p text:style-name="P85"><text:span text:style-name="T94">Destruction : les effets de destruction d’une localisation diffèrent entre armures et véhicules, se reporter aux sections dédiées.</text:span></text:p>
      <text:p text:style-name="P17"/>
      <text:p text:style-name="P17"><text:span text:style-name="T61">Attaques IEM : impliquent un jet de fiabilité </text:span><text:span text:style-name="T100">(Avec modificateur résultant de la puissance de l’attaque) </text:span><text:span text:style-name="T61">de la ou les localisations concernées (si ce sont les systèmes auxiliaires 1D6+3 équipements sont touchés).</text:span></text:p>
      <text:p text:style-name="P17"/>
      <text:p text:style-name="P89">Viser un endroit particulier : <text:span text:style-name="T106">il est possible de cibler un point particulier comme dans les règles générales du UP!System (appliquées telles quelles pour les armure, à adapter pour les véhicules). Il peut s’agir d’un point faible (visière) ou d’un système d’arme. Tout matériel touché perdra alors un certain nombre de points d’ITG, au MJ d’arbitrer.</text:span></text:p>
      <text:p text:style-name="P99"/>
      <text:p text:style-name="P17"/>
      <text:p text:style-name="P17"/>
      <text:p text:style-name="P17"/>
      <text:p text:style-name="P17"/>
      <text:p text:style-name="P17"/>
      <text:p text:style-name="P17"/>
      <text:p text:style-name="P17"/>
      <text:p text:style-name="P17"/>
      <text:p text:style-name="P17"><text:span text:style-name="T61">Règles spécifiques des armures</text:span></text:p>
      <text:p text:style-name="P61"><text:span text:style-name="T42">Compétence limitative : n’oubliez pas que la compétence « Armure mécanisée » limite l’emploi de toutes les autres. </text:span><text:span text:style-name="T43">Dans Polaris elle vient aussi limiter le nombre maximum d’actions par tour : si un personnage possède une jauge d’initiative plus grande que sa compétence Armure mécanisée, les dés surnuméraires sont simplement lancés.</text:span></text:p>
      <text:p text:style-name="P61"/>
      <text:p text:style-name="P60"><text:span text:style-name="T74">Encombrement : des jets d’Armure mécanisée/Coordination d’une difficulté variable peuvent être nécessaire pour manœuvrer dans des espaces contraints, surtout si l’armure est très lourde et la coursive étroite. Un échec pourra entraîner des pénalités </text:span><text:span text:style-name="T44">(de -5 à -10) </text:span><text:span text:style-name="T74">à tous les jets physiques.</text:span></text:p>
      <text:p text:style-name="P17"/>
      <text:p text:style-name="P17"><text:span text:style-name="T61">Type d’armures</text:span></text:p>
      <text:p text:style-name="P17"><text:span text:style-name="T61">Exo-armures sous-marines : classiques, très difficiles à manier hors de l’eau : </text:span><text:span text:style-name="T1">déplacements limités à la marche (pas de sprint), pas d’esquive et malus de 5 à l’initiative totale ainsi qu’à tous les jets physiques. Certaines exo-armures </text:span><text:span text:style-name="T2">sous-marine </text:span><text:span text:style-name="T1">utilisent la pression pour assurer leur étanchéité et leurs intérieurs seront donc affectée par les phénomènes (acide, pathogènes...) de la surface.</text:span></text:p>
      <text:p text:style-name="P17"/>
      <text:p text:style-name="P17"><text:span text:style-name="T61">Exo-armures de surface : isolées et étanches, peuvent évoluer dans l’eau jusque -10m.</text:span></text:p>
      <text:p text:style-name="P17"/>
      <text:p text:style-name="P17"><text:span text:style-name="T61">Exo-armures amphibies : limitées à une profondeur de -500m.</text:span></text:p>
      <text:p text:style-name="P17"/>
      <text:p text:style-name="P17"><text:span text:style-name="T61">Exo-armures hybrides : très rares, légères ou moyennes au plus. Limitées à -16 000m.</text:span></text:p>
      <text:p text:style-name="P17"/>
      <text:p text:style-name="P59"><text:span text:style-name="T1">Exo-armures atmosphériques : ultralégères uniquement.</text:span></text:p>
      <text:p text:style-name="P17"/>
      <text:p text:style-name="P56"><text:span text:style-name="T75">Catégorie d’armure</text:span></text:p>
      <text:p text:style-name="P58"><text:span text:style-name="T76">La catégorie de l’armure affecte un certain nombre de ses caractéristiques comme le poids, les dégâts de base et le modificateur d’initiative.</text:span></text:p>
      <text:p text:style-name="P54"/>
      <text:p text:style-name="P54"><text:span text:style-name="T77">Note : à partir d’exo-3 une armure est à l’échelle V-.</text:span></text:p>
      <text:p text:style-name="P54"/>
      <text:p text:style-name="P48"><text:soft-page-break/><text:span text:style-name="T78">Gabarit du pilote : les armures massives acceptent toute taille, les armures moyennes et lourdes doivent être réglées pour les cas extrêmes et les armures légères ne sont pas adaptables et sont produites pour un gabarit donné.</text:span></text:p>
      <text:p text:style-name="P57"><text:span text:style-name="T79">Le gabarit d’un personnage pourra être estimé avec les règles optionnelles afférentes (à ce jour publiées dans l’errata UP!System). </text:span><text:span text:style-name="T25">Ceci n’a aucun rapport avec le GAB de l’armure (qui est uniquement employé pour comparer les armures entr-elles, pas avec la taille d’un être humain).</text:span></text:p>
      <text:p text:style-name="P56"/>
      <text:p text:style-name="P56"><text:span text:style-name="T75">Légère</text:span><text:span text:style-name="T4">s</text:span><text:span text:style-name="T75"> (exo-alpha et exo-0) : </text:span><text:span text:style-name="T3">s’enfilent par assemblage de pièces en 1 tour de combat (1min) </text:span><text:span text:style-name="T4">pour une personne entraînée (jet moyen d’Armure mécanisée/Coordination), 5 tours sinon. 5 phases pour les retirer. Un dispositif de secours permet de faire « exploser » les pièces en une seule phase, au prix de la perte d’1D</text:span><text:span text:style-name="T5">6</text:span><text:span text:style-name="T4"> points d’intégrité.</text:span></text:p>
      <text:p text:style-name="P55"><text:span text:style-name="T80">Les exo-alpha (environ 1,80m) ressemblent à une tenue de plongée rigide </text:span><text:span text:style-name="T8">et peuvent être portées sans exosquelette</text:span><text:span text:style-name="T80">, les exo-0 (environ 1,85m) ont une épaisseur de coque très réduite </text:span><text:span text:style-name="T8">et peuvent être portées avec un exosquelette compensant uniquement le poids de l’armure (sans exo-force)</text:span><text:span text:style-name="T80">.</text:span></text:p>
      <text:p text:style-name="P17"/>
      <text:p text:style-name="P55"><text:span text:style-name="T80">Moyennes (exo-1 à exo-3) : accès par trappe avant ou arrière en 1 phase pour une personne entraînée </text:span><text:span text:style-name="T4">(jet moyen d’Armure mécanisée/Coordination), 5 </text:span><text:span text:style-name="T80">phases</text:span><text:span text:style-name="T4"> sinon. </text:span><text:span text:style-name="T80">5 phases pour en sortir. Un dispositif de secours permet de démembrer l’armure, au prix de la perte d’1D</text:span><text:span text:style-name="T5">6</text:span><text:span text:style-name="T80"> points d’intégrité.</text:span></text:p>
      <text:p text:style-name="P54"><text:span text:style-name="T77">Les exo-1 (environ 2,25m) ont des mains et des pieds robotisés, les exo-2 (environ 2,5m) et exo-3 (environ 2.8m, </text:span><text:span text:style-name="T6">passent à l’échelle V-</text:span><text:span text:style-name="T77">) sont bulbeuses et ont les avant-membres entiers robotisés (sauf celle</text:span><text:span text:style-name="T7">s</text:span><text:span text:style-name="T77"> de surface, plus légères).</text:span></text:p>
      <text:p text:style-name="P54"/>
      <text:p text:style-name="P48"><text:span text:style-name="T78">Lourdes (exo-4) : environ 3,30m, presque toujours cantonnées aux sous-marines.</text:span></text:p>
      <text:p text:style-name="P48"/>
      <text:p text:style-name="P48"><text:span text:style-name="T78">Massives (exo-5 à exo-oméga) : poste de pilotage et sas.</text:span></text:p>
      <text:p text:style-name="P48"><text:span text:style-name="T78">Les exo-5 (environ 3,90m) et exo-6 (environ 4,50m) ont le poste dans le torse, les exo-oméga (environ 4,65m et plus) ont un véritable compartiment dans lequel il est possible de bouger quelque peu.</text:span></text:p>
      <text:p text:style-name="P48"/>
      <text:p text:style-name="P48"/>
      <text:p text:style-name="P48"/>
      <text:p text:style-name="P48"/>
      <text:p text:style-name="P52"><text:span text:style-name="T81">Caractéristiques des armures</text:span></text:p>
      <text:p text:style-name="P53"><text:span text:style-name="T82">Note : toute caractéristiques non explicitement présentées ici utilise les règles générales, cf. supra</text:span></text:p>
      <text:p text:style-name="P52"/>
      <text:p text:style-name="P52"><text:span text:style-name="T81">Exo-force </text:span><text:span text:style-name="T25">(EXF)</text:span><text:span text:style-name="T81"> : </text:span><text:span text:style-name="T9">l’exo-force d’une armure est simplement convertie en Physique suivant la règle normale (partie entière de la division par 4 ; reste venant en bonus aux jets).</text:span></text:p>
      <text:p text:style-name="P51"><text:span text:style-name="T9">Cette valeur de Physique est bien utilisée pour le bonus aux dégâts en corps à corps.</text:span></text:p>
      <text:p text:style-name="P46"><text:span text:style-name="T83">Lorsque l’</text:span><text:span text:style-name="T25">EXF</text:span><text:span text:style-name="T83"> atteint la valeur de 50, elle devient capable d’infliger des dégâts à l’echelle V-, son modificateur de dégâts </text:span><text:span text:style-name="T24">n’est alors plus sa valeur convertie en Physique mais </text:span><text:span text:style-name="T83">est </text:span><text:span text:style-name="T24">désormais </text:span><text:span text:style-name="T83">alors issu du tableau suivant :</text:span></text:p>
      <text:p text:style-name="P109"/>
      <text:p text:style-name="P109"/>
      <table:table table:name="Table5" table:style-name="Table5">
        <table:table-column table:style-name="Table5.A"/>
        <table:table-column table:style-name="Table5.B"/>
        <table:table-row table:style-name="Table5.1">
          <table:table-cell table:style-name="Table5.A1" table:number-columns-spanned="2" office:value-type="string">
            <text:p text:style-name="P7">Modificateur de dégâts d’exo-force V-</text:p>
          </table:table-cell>
          <table:covered-table-cell/>
        </table:table-row>
        <table:table-row table:style-name="Table5.2">
          <table:table-cell table:style-name="Table5.A1" office:value-type="string">
            <text:p text:style-name="P7"><text:span text:style-name="T13">EXF</text:span></text:p>
          </table:table-cell>
          <table:table-cell table:style-name="Table5.A1" office:value-type="string">
            <text:p text:style-name="P7"><text:span text:style-name="T13">RD</text:span></text:p>
          </table:table-cell>
        </table:table-row>
        <table:table-row table:style-name="Table5.2">
          <table:table-cell table:style-name="Table5.A1" office:value-type="string">
            <text:p text:style-name="P7"><text:span text:style-name="T13">50-54</text:span></text:p>
          </table:table-cell>
          <table:table-cell table:style-name="Table5.B3" office:value-type="string">
            <text:p text:style-name="P7">-6</text:p>
          </table:table-cell>
        </table:table-row>
        <table:table-row table:style-name="Table5.2">
          <table:table-cell table:style-name="Table5.A1" office:value-type="string">
            <text:p text:style-name="P7"><text:span text:style-name="T13">55-59</text:span></text:p>
          </table:table-cell>
          <table:table-cell table:style-name="Table5.B3" office:value-type="string">
            <text:p text:style-name="P7">-4</text:p>
          </table:table-cell>
        </table:table-row>
        <table:table-row table:style-name="Table5.2">
          <table:table-cell table:style-name="Table5.A1" office:value-type="string">
            <text:p text:style-name="P7"><text:span text:style-name="T13">60-64</text:span></text:p>
          </table:table-cell>
          <table:table-cell table:style-name="Table5.B3" office:value-type="string">
            <text:p text:style-name="P7">-2</text:p>
          </table:table-cell>
        </table:table-row>
        <table:table-row table:style-name="Table5.2">
          <table:table-cell table:style-name="Table5.A1" office:value-type="string">
            <text:p text:style-name="P7"><text:span text:style-name="T13">65-69</text:span></text:p>
          </table:table-cell>
          <table:table-cell table:style-name="Table5.B3" office:value-type="string">
            <text:p text:style-name="P7">-1</text:p>
          </table:table-cell>
        </table:table-row>
        <table:table-row table:style-name="Table5.2">
          <table:table-cell table:style-name="Table5.A1" office:value-type="string">
            <text:p text:style-name="P7"><text:span text:style-name="T13">70-74</text:span></text:p>
          </table:table-cell>
          <table:table-cell table:style-name="Table5.B3" office:value-type="string">
            <text:p text:style-name="P7">0</text:p>
          </table:table-cell>
        </table:table-row>
        <text:soft-page-break/>
        <table:table-row table:style-name="Table5.2">
          <table:table-cell table:style-name="Table5.A1" office:value-type="string">
            <text:p text:style-name="P7"><text:span text:style-name="T13">75-79</text:span></text:p>
          </table:table-cell>
          <table:table-cell table:style-name="Table5.B3" office:value-type="string">
            <text:p text:style-name="P7">+1</text:p>
          </table:table-cell>
        </table:table-row>
        <table:table-row table:style-name="Table5.2">
          <table:table-cell table:style-name="Table5.A1" office:value-type="string">
            <text:p text:style-name="P7"><text:span text:style-name="T13">80-84</text:span></text:p>
          </table:table-cell>
          <table:table-cell table:style-name="Table5.B3" office:value-type="string">
            <text:p text:style-name="P7">+2</text:p>
          </table:table-cell>
        </table:table-row>
        <table:table-row table:style-name="Table5.2">
          <table:table-cell table:style-name="Table5.A1" office:value-type="string">
            <text:p text:style-name="P7"><text:span text:style-name="T13">85-89</text:span></text:p>
          </table:table-cell>
          <table:table-cell table:style-name="Table5.B3" office:value-type="string">
            <text:p text:style-name="P7">+3</text:p>
          </table:table-cell>
        </table:table-row>
        <table:table-row table:style-name="Table5.2">
          <table:table-cell table:style-name="Table5.A1" office:value-type="string">
            <text:p text:style-name="P7"><text:span text:style-name="T13">90-94</text:span></text:p>
          </table:table-cell>
          <table:table-cell table:style-name="Table5.B3" office:value-type="string">
            <text:p text:style-name="P7">+4</text:p>
          </table:table-cell>
        </table:table-row>
        <table:table-row table:style-name="Table5.2">
          <table:table-cell table:style-name="Table5.A1" office:value-type="string">
            <text:p text:style-name="P7"><text:span text:style-name="T13">95-99</text:span></text:p>
          </table:table-cell>
          <table:table-cell table:style-name="Table5.B3" office:value-type="string">
            <text:p text:style-name="P7">+5</text:p>
          </table:table-cell>
        </table:table-row>
        <table:table-row table:style-name="Table5.2">
          <table:table-cell table:style-name="Table5.A1" office:value-type="string">
            <text:p text:style-name="P7"><text:span text:style-name="T13">100</text:span></text:p>
          </table:table-cell>
          <table:table-cell table:style-name="Table5.B3" office:value-type="string">
            <text:p text:style-name="P7">-1 tous les 5 niveaux</text:p>
          </table:table-cell>
        </table:table-row>
      </table:table>
      <text:p text:style-name="Standard"/>
      <text:p text:style-name="P109"/>
      <text:p text:style-name="P109"/>
      <text:p text:style-name="P46"/>
      <text:p text:style-name="P46"/>
      <text:p text:style-name="P46"/>
      <text:p text:style-name="P46"><text:span text:style-name="T83">Lorsque l’</text:span><text:span text:style-name="T25">EXF</text:span><text:span text:style-name="T83"> atteint la valeur de 100, elle inflige automatiquement des dégâts massifs à l’échelle H.</text:span></text:p>
      <text:p text:style-name="P50"/>
      <text:p text:style-name="P50"><text:span text:style-name="T84">Les exo-alpha et exo-0 peuvent ne pas avoir d’exo-force (pas d’exosquelette ou simple compensateur du poids de l’armure), c’est alors le Physique du personnage qui est utilisé directement.</text:span></text:p>
      <text:p text:style-name="P46"/>
      <text:p text:style-name="P49"><text:span text:style-name="T19">Dégâts en corps à corps : les armures possèdent des dégâts de base de contact (coup de poing ou autre). </text:span><text:span text:style-name="T29">Si elles sont échelle V-, ceux-ci sont d’1D6, si elles sont échelle H, ils </text:span><text:span text:style-name="T19">dépend</text:span><text:span text:style-name="T29">e</text:span><text:span text:style-name="T19">nt </text:span><text:span text:style-name="T29">alors</text:span><text:span text:style-name="T19"> de leur catégorie comme indiqué dans le tableau suivant :</text:span></text:p>
      <text:p text:style-name="P47"/>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4" office:value-type="string">
            <text:p text:style-name="P2">Catégories d'armures</text:p>
          </table:table-cell>
          <table:covered-table-cell/>
          <table:covered-table-cell/>
          <table:covered-table-cell/>
        </table:table-row>
        <table:table-row table:style-name="Table3.2">
          <table:table-cell table:style-name="Table3.A1" office:value-type="string">
            <text:p text:style-name="P5">Classement</text:p>
          </table:table-cell>
          <table:table-cell table:style-name="Table3.A1" office:value-type="string">
            <text:p text:style-name="P5">Cat.</text:p>
          </table:table-cell>
          <table:table-cell table:style-name="Table3.A1" office:value-type="string">
            <text:p text:style-name="P5">Poids</text:p>
          </table:table-cell>
          <table:table-cell table:style-name="Table3.D2" office:value-type="string">
            <text:p text:style-name="P5">Dégâts CàC (H)*</text:p>
          </table:table-cell>
        </table:table-row>
        <table:table-row table:style-name="Table3.1">
          <table:table-cell table:style-name="Table3.A1" office:value-type="string">
            <text:p text:style-name="P5">Légères</text:p>
          </table:table-cell>
          <table:table-cell table:style-name="Table3.A1" office:value-type="string">
            <text:p text:style-name="P6">Exo-α (H)</text:p>
          </table:table-cell>
          <table:table-cell table:style-name="Table3.A1" office:value-type="string">
            <text:p text:style-name="P2">200kg</text:p>
          </table:table-cell>
          <table:table-cell table:style-name="Table3.D2" office:value-type="string">
            <text:p text:style-name="P2">1</text:p>
          </table:table-cell>
        </table:table-row>
        <table:table-row table:style-name="Table3.1">
          <table:table-cell table:style-name="Table3.A1" office:value-type="string">
            <text:p text:style-name="P5" loext:marker-style-name="T13"/>
          </table:table-cell>
          <table:table-cell table:style-name="Table3.A1" office:value-type="string">
            <text:p text:style-name="P6">Exo-0 (H)</text:p>
          </table:table-cell>
          <table:table-cell table:style-name="Table3.A1" office:value-type="string">
            <text:p text:style-name="P2">1000kg</text:p>
          </table:table-cell>
          <table:table-cell table:style-name="Table3.D2" office:value-type="string">
            <text:p text:style-name="P2">1D6</text:p>
          </table:table-cell>
        </table:table-row>
        <table:table-row table:style-name="Table3.1">
          <table:table-cell table:style-name="Table3.A1" office:value-type="string">
            <text:p text:style-name="P5">Moyennes</text:p>
          </table:table-cell>
          <table:table-cell table:style-name="Table3.A1" office:value-type="string">
            <text:p text:style-name="P6">Exo-1 (H)</text:p>
          </table:table-cell>
          <table:table-cell table:style-name="Table3.A1" office:value-type="string">
            <text:p text:style-name="P2">1800kg</text:p>
          </table:table-cell>
          <table:table-cell table:style-name="Table3.D2" office:value-type="string">
            <text:p text:style-name="P2">1D10+3</text:p>
          </table:table-cell>
        </table:table-row>
        <table:table-row table:style-name="Table3.1">
          <table:table-cell table:style-name="Table3.A1" office:value-type="string">
            <text:p text:style-name="P5" loext:marker-style-name="T13"/>
          </table:table-cell>
          <table:table-cell table:style-name="Table3.D2" office:value-type="string">
            <text:p text:style-name="P6">Exo-2 (H)</text:p>
          </table:table-cell>
          <table:table-cell table:style-name="Table3.D2" office:value-type="string">
            <text:p text:style-name="P2">2400kg</text:p>
          </table:table-cell>
          <table:table-cell table:style-name="Table3.D2" office:value-type="string">
            <text:p text:style-name="P2">1D10+1</text:p>
          </table:table-cell>
        </table:table-row>
        <table:table-row table:style-name="Table3.1">
          <table:table-cell table:style-name="Table3.A1" office:value-type="string">
            <text:p text:style-name="P5" loext:marker-style-name="T13"/>
          </table:table-cell>
          <table:table-cell table:style-name="Table3.D2" office:value-type="string">
            <text:p text:style-name="P6">Exo-3 (V-)</text:p>
          </table:table-cell>
          <table:table-cell table:style-name="Table3.D2" office:value-type="string">
            <text:p text:style-name="P2">3500kg</text:p>
          </table:table-cell>
          <table:table-cell table:style-name="Table3.D2" office:value-type="string">
            <text:p text:style-name="P2">1D10+3</text:p>
          </table:table-cell>
        </table:table-row>
        <table:table-row table:style-name="Table3.1">
          <table:table-cell table:style-name="Table3.A1" office:value-type="string">
            <text:p text:style-name="P5">Lourdes</text:p>
          </table:table-cell>
          <table:table-cell table:style-name="Table3.D2" office:value-type="string">
            <text:p text:style-name="P6">Exo-4 (V-)</text:p>
          </table:table-cell>
          <table:table-cell table:style-name="Table3.D2" office:value-type="string">
            <text:p text:style-name="P2">5700kg</text:p>
          </table:table-cell>
          <table:table-cell table:style-name="Table3.D2" office:value-type="string">
            <text:p text:style-name="P2">2D10+1</text:p>
          </table:table-cell>
        </table:table-row>
        <table:table-row table:style-name="Table3.1">
          <table:table-cell table:style-name="Table3.A1" office:value-type="string">
            <text:p text:style-name="P5">Massives</text:p>
          </table:table-cell>
          <table:table-cell table:style-name="Table3.D2" office:value-type="string">
            <text:p text:style-name="P6">Exo-5 (V-)</text:p>
          </table:table-cell>
          <table:table-cell table:style-name="Table3.D2" office:value-type="string">
            <text:p text:style-name="P2">9600kg</text:p>
          </table:table-cell>
          <table:table-cell table:style-name="Table3.D2" office:value-type="string">
            <text:p text:style-name="P2">3D10</text:p>
          </table:table-cell>
        </table:table-row>
        <table:table-row table:style-name="Table3.1">
          <table:table-cell table:style-name="Table3.A1" office:value-type="string">
            <text:p text:style-name="P5" loext:marker-style-name="T13"/>
          </table:table-cell>
          <table:table-cell table:style-name="Table3.D2" office:value-type="string">
            <text:p text:style-name="P6">Exo-6 (V-)</text:p>
          </table:table-cell>
          <table:table-cell table:style-name="Table3.D2" office:value-type="string">
            <text:p text:style-name="P2">14500kg</text:p>
          </table:table-cell>
          <table:table-cell table:style-name="Table3.D2" office:value-type="string">
            <text:p text:style-name="P2">4D10</text:p>
          </table:table-cell>
        </table:table-row>
        <table:table-row table:style-name="Table3.1">
          <table:table-cell table:style-name="Table3.A1" office:value-type="string">
            <text:p text:style-name="P5" loext:marker-style-name="T13"/>
          </table:table-cell>
          <table:table-cell table:style-name="Table3.D2" office:value-type="string">
            <text:p text:style-name="P6">Exo-Ω (V-)</text:p>
          </table:table-cell>
          <table:table-cell table:style-name="Table3.D2" office:value-type="string">
            <text:p text:style-name="P2">16000kg</text:p>
          </table:table-cell>
          <table:table-cell table:style-name="Table3.D2" office:value-type="string">
            <text:p text:style-name="P2">4D10+2</text:p>
          </table:table-cell>
        </table:table-row>
        <table:table-row table:style-name="Table3.1">
          <table:table-cell table:style-name="Table3.A1" table:number-columns-spanned="4" office:value-type="string">
            <text:p text:style-name="P3">*valable pour échelle H, une <text:span text:style-name="T26">EXF</text:span> de 50+ permet d’effectuer 1D6 dégâts V-</text:p>
          </table:table-cell>
          <table:covered-table-cell/>
          <table:covered-table-cell/>
          <table:covered-table-cell/>
        </table:table-row>
      </table:table>
      <text:p text:style-name="P39"/>
      <text:p text:style-name="P47"><text:span text:style-name="T78">N</text:span><text:span text:style-name="T19">e pas oublier d’ajouter le modificateur aux dégâts issu de l’</text:span><text:span text:style-name="T25">EXF</text:span><text:span text:style-name="T19">.</text:span></text:p>
      <text:p text:style-name="P46"/>
      <text:p text:style-name="P17"/>
      <text:p text:style-name="P17"/>
      <text:p text:style-name="P44"><text:span text:style-name="T42">I</text:span><text:span text:style-name="T66">nitiative : </text:span><text:span text:style-name="T42">les armures possèdent un modificateur à l’initiative totale issu du tableau suivant :</text:span></text:p>
      <text:p text:style-name="P44"><text:soft-page-break/></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5" office:value-type="string">
            <text:p text:style-name="P7">Mod. Init. des armures</text:p>
          </table:table-cell>
          <table:covered-table-cell/>
          <table:covered-table-cell/>
          <table:covered-table-cell/>
          <table:covered-table-cell/>
        </table:table-row>
        <table:table-row table:style-name="Table4.1">
          <table:table-cell table:style-name="Table4.A2" office:value-type="string">
            <text:p text:style-name="P108">Catégorie</text:p>
          </table:table-cell>
          <table:table-cell table:style-name="Table4.A2" office:value-type="string">
            <text:p text:style-name="P108">Marine</text:p>
          </table:table-cell>
          <table:table-cell table:style-name="Table4.A2" office:value-type="string">
            <text:p text:style-name="P108">Hybride</text:p>
          </table:table-cell>
          <table:table-cell table:style-name="Table4.A2" office:value-type="string">
            <text:p text:style-name="P108">Terrestre</text:p>
          </table:table-cell>
          <table:table-cell table:style-name="Table4.A2" office:value-type="string">
            <text:p text:style-name="P108">Amphibie</text:p>
          </table:table-cell>
        </table:table-row>
        <table:table-row table:style-name="Table4.1">
          <table:table-cell table:style-name="Table4.A2" office:value-type="string">
            <text:p text:style-name="P108">Exo-α</text:p>
          </table:table-cell>
          <table:table-cell table:style-name="Table4.A2" office:value-type="string">
            <text:p text:style-name="P7">0/0</text:p>
          </table:table-cell>
          <table:table-cell table:style-name="Table4.A2" office:value-type="string">
            <text:p text:style-name="P7">0/0</text:p>
          </table:table-cell>
          <table:table-cell table:style-name="Table4.A2" office:value-type="string">
            <text:p text:style-name="P7">--/+1</text:p>
          </table:table-cell>
          <table:table-cell table:style-name="Table4.A2" office:value-type="string">
            <text:p text:style-name="P7">-1/+1</text:p>
          </table:table-cell>
        </table:table-row>
        <table:table-row table:style-name="Table4.1">
          <table:table-cell table:style-name="Table4.A2" office:value-type="string">
            <text:p text:style-name="P108">Exo-0</text:p>
          </table:table-cell>
          <table:table-cell table:style-name="Table4.A2" office:value-type="string">
            <text:p text:style-name="P7">-1/-2</text:p>
          </table:table-cell>
          <table:table-cell table:style-name="Table4.A2" office:value-type="string">
            <text:p text:style-name="P7">-1/-2</text:p>
          </table:table-cell>
          <table:table-cell table:style-name="Table4.A2" office:value-type="string">
            <text:p text:style-name="P7">--/0</text:p>
          </table:table-cell>
          <table:table-cell table:style-name="Table4.A2" office:value-type="string">
            <text:p text:style-name="P7">-2/0</text:p>
          </table:table-cell>
        </table:table-row>
        <table:table-row table:style-name="Table4.1">
          <table:table-cell table:style-name="Table4.A2" office:value-type="string">
            <text:p text:style-name="P108">Exo-1</text:p>
          </table:table-cell>
          <table:table-cell table:style-name="Table4.A2" office:value-type="string">
            <text:p text:style-name="P7">-2/-4</text:p>
          </table:table-cell>
          <table:table-cell table:style-name="Table4.A2" office:value-type="string">
            <text:p text:style-name="P7">-2/-3</text:p>
          </table:table-cell>
          <table:table-cell table:style-name="Table4.A2" office:value-type="string">
            <text:p text:style-name="P7">--/-1</text:p>
          </table:table-cell>
          <table:table-cell table:style-name="Table4.A2" office:value-type="string">
            <text:p text:style-name="P7">-3/-1</text:p>
          </table:table-cell>
        </table:table-row>
        <table:table-row table:style-name="Table4.1">
          <table:table-cell table:style-name="Table4.A2" office:value-type="string">
            <text:p text:style-name="P108">Exo-2</text:p>
          </table:table-cell>
          <table:table-cell table:style-name="Table4.A2" office:value-type="string">
            <text:p text:style-name="P7">-3/-6</text:p>
          </table:table-cell>
          <table:table-cell table:style-name="Table4.A2" office:value-type="string">
            <text:p text:style-name="P7">-3/-5</text:p>
          </table:table-cell>
          <table:table-cell table:style-name="Table4.A2" office:value-type="string">
            <text:p text:style-name="P7">--/-2</text:p>
          </table:table-cell>
          <table:table-cell table:style-name="Table4.A2" office:value-type="string">
            <text:p text:style-name="P7">-4/-2</text:p>
          </table:table-cell>
        </table:table-row>
        <table:table-row table:style-name="Table4.1">
          <table:table-cell table:style-name="Table4.A2" office:value-type="string">
            <text:p text:style-name="P108">Exo-3</text:p>
          </table:table-cell>
          <table:table-cell table:style-name="Table4.A2" office:value-type="string">
            <text:p text:style-name="P7">-4/-8</text:p>
          </table:table-cell>
          <table:table-cell table:style-name="Table4.A2" office:value-type="string">
            <text:p text:style-name="P7">-4/-6</text:p>
          </table:table-cell>
          <table:table-cell table:style-name="Table4.A2" office:value-type="string">
            <text:p text:style-name="P7">--/-3</text:p>
          </table:table-cell>
          <table:table-cell table:style-name="Table4.A2" office:value-type="string">
            <text:p text:style-name="P7">-5/-3</text:p>
          </table:table-cell>
        </table:table-row>
        <table:table-row table:style-name="Table4.1">
          <table:table-cell table:style-name="Table4.A2" office:value-type="string">
            <text:p text:style-name="P108">Exo-4</text:p>
          </table:table-cell>
          <table:table-cell table:style-name="Table4.A2" office:value-type="string">
            <text:p text:style-name="P7">-5/-10</text:p>
          </table:table-cell>
          <table:table-cell table:style-name="Table4.A2" office:value-type="string">
            <text:p text:style-name="P7">-5/-8</text:p>
          </table:table-cell>
          <table:table-cell table:style-name="Table4.A2" office:value-type="string">
            <text:p text:style-name="P7">--/-4</text:p>
          </table:table-cell>
          <table:table-cell table:style-name="Table4.A2" office:value-type="string">
            <text:p text:style-name="P7">-6/-4</text:p>
          </table:table-cell>
        </table:table-row>
        <table:table-row table:style-name="Table4.1">
          <table:table-cell table:style-name="Table4.A2" office:value-type="string">
            <text:p text:style-name="P108">Exo-5</text:p>
          </table:table-cell>
          <table:table-cell table:style-name="Table4.A2" office:value-type="string">
            <text:p text:style-name="P7">-6/-12</text:p>
          </table:table-cell>
          <table:table-cell table:style-name="Table4.A2" office:value-type="string">
            <text:p text:style-name="P7">-6/-9</text:p>
          </table:table-cell>
          <table:table-cell table:style-name="Table4.A2" office:value-type="string">
            <text:p text:style-name="P7">--/-5</text:p>
          </table:table-cell>
          <table:table-cell table:style-name="Table4.A2" office:value-type="string">
            <text:p text:style-name="P7">-7/-5</text:p>
          </table:table-cell>
        </table:table-row>
        <table:table-row table:style-name="Table4.1">
          <table:table-cell table:style-name="Table4.A2" office:value-type="string">
            <text:p text:style-name="P108">Exo-6</text:p>
          </table:table-cell>
          <table:table-cell table:style-name="Table4.A2" office:value-type="string">
            <text:p text:style-name="P7">-7/-14</text:p>
          </table:table-cell>
          <table:table-cell table:style-name="Table4.A2" office:value-type="string">
            <text:p text:style-name="P7">-7/-11</text:p>
          </table:table-cell>
          <table:table-cell table:style-name="Table4.A2" office:value-type="string">
            <text:p text:style-name="P7">--/-6</text:p>
          </table:table-cell>
          <table:table-cell table:style-name="Table4.A2" office:value-type="string">
            <text:p text:style-name="P7">-8/-6</text:p>
          </table:table-cell>
        </table:table-row>
        <table:table-row table:style-name="Table4.1">
          <table:table-cell table:style-name="Table4.A2" office:value-type="string">
            <text:p text:style-name="P108">Exo-Ω</text:p>
          </table:table-cell>
          <table:table-cell table:style-name="Table4.A2" office:value-type="string">
            <text:p text:style-name="P7">-8/-16</text:p>
          </table:table-cell>
          <table:table-cell table:style-name="Table4.A2" office:value-type="string">
            <text:p text:style-name="P7">-8/-12</text:p>
          </table:table-cell>
          <table:table-cell table:style-name="Table4.A2" office:value-type="string">
            <text:p text:style-name="P7">--/-7</text:p>
          </table:table-cell>
          <table:table-cell table:style-name="Table4.A2" office:value-type="string">
            <text:p text:style-name="P7">-9/-7</text:p>
          </table:table-cell>
        </table:table-row>
        <table:table-row table:style-name="Table4.1">
          <table:table-cell table:style-name="Table4.A2" office:value-type="string">
            <text:p text:style-name="P8">x/y = sous l’eau/à l’air libre</text:p>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row>
      </table:table>
      <text:p text:style-name="P110"/>
      <text:p text:style-name="P43"><text:span text:style-name="T51">Attention : ce modificateur est donné pour une armure NTIII, il ajouter NT-3 à ces valeurs pour des NT différents (e.g. +1 pour un NTIV).</text:span></text:p>
      <text:p text:style-name="P42"><text:span text:style-name="T51"/></text:p>
      <text:p text:style-name="P42"><text:span text:style-name="T51"/></text:p>
      <text:p text:style-name="P42"><text:span text:style-name="T52">Ce modificateur s’ajoute le cas échéant à celui issu des commandes (cf. règles générales des engins, plus haut).</text:span></text:p>
      <text:p text:style-name="P41"><text:span text:style-name="T53">Comme vu plus haut, la compétence « Armure mécanisée » du pilote vient limiter le nombre d’actions par tour en armure. Si un personnage possède une jauge d’initiative plus grande que sa compétence Armure mécanisée, les dés surnuméraires sont simplement lancés.</text:span></text:p>
      <text:p text:style-name="P17"><text:span text:style-name="T53"/></text:p>
      <text:p text:style-name="P17"><text:span text:style-name="T53"/></text:p>
      <text:p text:style-name="P86"><text:span text:style-name="T53">C</text:span><text:span text:style-name="T55">ombat en armure</text:span></text:p>
      <text:p text:style-name="P101">Cumul protection et armure : on peut porter une tenue de protection (max cat. A) en-dessous d’une exo-armure (à partir d’armure moyenne) pour réduire les dégâts choc infligés directement au pilote.</text:p>
      <text:p text:style-name="P86"><text:span text:style-name="T55"/></text:p>
      <text:p text:style-name="P86"><text:span text:style-name="T55">Destruction d’une localisation : le système « dernière chance » s’active. Son effet dépend de son type :</text:span></text:p>
      <text:p text:style-name="P86"><text:span text:style-name="T55">Congélation : jet de Physique moyen avec un incrément obligatoire par heure passée congelé, mort en cas d’échec.</text:span></text:p>
      <text:p text:style-name="P86"><text:span text:style-name="T55">Injection de drogues : <text:s/>jet de Physique moyen avec un incrément obligatoire par heure passée </text:span><text:span text:style-name="T57">rempli</text:span><text:span text:style-name="T55">, perte d’un rang dans un trait aléatoire en cas d’échec </text:span><text:span text:style-name="T58">(le rang 0 est un handicap gravissime ou la mort)</text:span><text:span text:style-name="T55">.</text:span></text:p>
      <text:p text:style-name="P87"><text:span text:style-name="T57">Guillotine : jet de localisation (pourquoi pas en utilisant celui proposé par les règles de cybernétique du UP!System : chaque membre, dont la tête, se voit assigner un chiffre sur 10, les six chiffres restant correspondant au corps) avec amputation (automatiquement stabilisée, mais causant tout de même deux blessures </text:span><text:span text:style-name="T59">« virtuelle »</text:span><text:span text:style-name="T57"> : si le personnage en avait déjà le choc pourra entraîner la mort) et sédation automatique. Si c’est le corps ou la tête qui était touché c’est bien dommage.</text:span></text:p>
      <text:p text:style-name="P87"><text:span text:style-name="T57">Bonne journée.</text:span></text:p>
      <text:p text:style-name="P17"><text:span text:style-name="T57"/></text:p>
      <text:p text:style-name="P17"><text:span text:style-name="T53"/></text:p>
      <text:p text:style-name="P17"><text:span text:style-name="T53"/></text:p>
      <text:p text:style-name="P17"><text:span text:style-name="T53"/></text:p>
      <text:p text:style-name="P17"><text:span text:style-name="T53"/></text:p>
      <text:p text:style-name="P17"><text:span text:style-name="T53"/></text:p>
      <text:p text:style-name="P17"><text:span text:style-name="T53"/></text:p>
      <text:p text:style-name="P17"><text:soft-page-break/><text:span text:style-name="T53"/></text:p>
      <text:p text:style-name="P17"><text:span text:style-name="T53"/></text:p>
      <text:p text:style-name="P17"><text:span text:style-name="T53"/></text:p>
      <text:p text:style-name="P17"><text:span text:style-name="T53"/></text:p>
      <text:p text:style-name="P17"><text:span text:style-name="T53"/></text:p>
      <text:p text:style-name="P17"><text:span text:style-name="T53"/></text:p>
      <text:p text:style-name="P17"><text:span text:style-name="T53"/></text:p>
      <text:p text:style-name="P17"><text:span text:style-name="T53"/></text:p>
      <text:p text:style-name="P17"><text:span text:style-name="T53"/></text:p>
      <text:p text:style-name="P19"><text:span text:style-name="T54"/></text:p>
      <text:p text:style-name="P17"><text:span text:style-name="T54"/></text:p>
      <text:p text:style-name="P17"><text:span text:style-name="T54"/></text:p>
      <text:p text:style-name="P17"><text:span text:style-name="T54"/></text:p>
      <text:p text:style-name="P17"><text:span text:style-name="T54"/></text:p>
      <text:p text:style-name="P17"><text:span text:style-name="T54"/></text:p>
      <text:p text:style-name="P17"><text:span text:style-name="T54">Règles spécifiques des véhicules</text:span></text:p>
      <text:p text:style-name="P17"><text:span text:style-name="T54"/></text:p>
      <text:p text:style-name="P99">Combat véhiculaire</text:p>
      <text:p text:style-name="P99">Destruction ou brèche : une tranche détruite ou une importante avarie à la structure (à partir de fêlure critique) divise par deux le BLD lorsque cette zone est visée.</text:p>
      <text:p text:style-name="P17"><text:span text:style-name="T54"/></text:p>
      <text:p text:style-name="P17"><text:span text:style-name="T54"/></text:p>
      <text:p text:style-name="P17"><text:span text:style-name="T54"/></text:p>
      <text:p text:style-name="P17"><text:span text:style-name="T54"/></text:p>
      <text:p text:style-name="P17"><text:span text:style-name="T54"/></text:p>
      <text:p text:style-name="P17"><text:span text:style-name="T54"/></text:p>
      <text:p text:style-name="P17"><text:span text:style-name="T54"/></text:p>
      <text:p text:style-name="P17"><text:span text:style-name="T54"/></text:p>
      <text:p text:style-name="P17"><text:span text:style-name="T54"/></text:p>
      <text:p text:style-name="P17"><text:span text:style-name="T54"/></text:p>
      <text:p text:style-name="P17"><text:span text:style-name="T54"/></text:p>
      <text:p text:style-name="P17"><text:span text:style-name="T54"/></text:p>
      <text:p text:style-name="P17"><text:span text:style-name="T54"/></text:p>
      <text:p text:style-name="P17"><text:span text:style-name="T54"/></text:p>
      <text:p text:style-name="P17"><text:span text:style-name="T54"/></text:p>
      <text:p text:style-name="P17"><text:span text:style-name="T54"/></text:p>
      <text:p text:style-name="P17"><text:span text:style-name="T54"/></text:p>
      <text:p text:style-name="P17"><text:span text:style-name="T54"/></text:p>
      <text:p text:style-name="P17"><text:span text:style-name="T54"/></text:p>
      <text:p text:style-name="P17"><text:span text:style-name="T54"/></text:p>
      <text:p text:style-name="P17"><text:span text:style-name="T54"/></text:p>
      <text:p text:style-name="P17"><text:span text:style-name="T54"/></text:p>
      <text:p text:style-name="P17"><text:span text:style-name="T54"/></text:p>
      <text:p text:style-name="P17"><text:span text:style-name="T54"/></text:p>
      <text:p text:style-name="P17"><text:span text:style-name="T54"/></text:p>
      <text:p text:style-name="P17"><text:span text:style-name="T54"/></text:p>
      <text:p text:style-name="P17"><text:span text:style-name="T54"/></text:p>
      <text:p text:style-name="P17"><text:span text:style-name="T54"/></text:p>
      <text:p text:style-name="P17"><text:span text:style-name="T54"/></text:p>
      <text:p text:style-name="P17"><text:span text:style-name="T54"/></text:p>
      <text:p text:style-name="P17"><text:span text:style-name="T54"/></text:p>
      <text:p text:style-name="P17"><text:span text:style-name="T54"/></text:p>
      <text:p text:style-name="P21"><text:soft-page-break/>EFFETS DES INCIDENTS &amp; DES PERTES D’INTÉGRITÉ</text:p>
      <text:p text:style-name="P21"><text:span text:style-name="T54"/></text:p>
      <text:p text:style-name="P21">STRUCTURE</text:p>
      <text:p text:style-name="P90">Incidents</text:p>
      <text:p text:style-name="P100">Note : pour les véhicules il convient de localiser la tranche compromise <text:span text:style-name="T111">(elle peut ainsi être isolée </text:span><text:span text:style-name="T112">et noyée pour éviter une implosion générale</text:span><text:span text:style-name="T111">).</text:span></text:p>
      <text:p text:style-name="P21">7-10 : <text:span text:style-name="T86">m</text:span>icrofissures, l’étanchéité de l’<text:span text:style-name="T109">engin</text:span> est menacée. L’<text:span text:style-name="T109">équipage</text:span> a 1 <text:span text:style-name="T85">t</text:span>our de combat <text:span text:style-name="T109">complet glissant </text:span>pour colmater, sinon, après ce délai, l’<text:span text:style-name="T109">engin</text:span> subit automatiqu<text:span text:style-name="T85">e</text:span>ment une <text:span text:style-name="T85">a</text:span>varie légère par <text:span text:style-name="T85">phase</text:span><text:span text:style-name="T88">*</text:span> sur cette <text:span text:style-name="T85">l</text:span>ocalisation.</text:p>
      <text:p text:style-name="P24">11-13 : <text:span text:style-name="T86">f</text:span>êlure, l’<text:span text:style-name="T109">engin</text:span> a une fuite. L’<text:span text:style-name="T109">équipage</text:span> a 5 <text:span text:style-name="T85">phases</text:span> pour colmater, sinon, après ce délai, l’<text:span text:style-name="T109">engin</text:span> subit automatiquement une <text:span text:style-name="T87">a</text:span>varie moyenne par <text:span text:style-name="T85">phase</text:span><text:span text:style-name="T88">* </text:span>sur cette <text:span text:style-name="T85">l</text:span>ocalisation. La <text:span text:style-name="T85">s</text:span>tructure perd 1 point d’I<text:span text:style-name="T85">TG</text:span>. </text:p>
      <text:p text:style-name="P25">14-16 : <text:span text:style-name="T87">f</text:span>êlure critique. L’<text:span text:style-name="T109">équipage</text:span> a 2 <text:span text:style-name="T87">phases</text:span> pour colmater, sinon, après ce délai, l’<text:span text:style-name="T109">engin</text:span> subit automatiquement une <text:span text:style-name="T87">a</text:span>varie grave par <text:span text:style-name="T87">phase</text:span><text:span text:style-name="T88">*</text:span> sur cette <text:span text:style-name="T87">l</text:span>ocalisation. La <text:span text:style-name="T87">s</text:span>tructure perd 2 points d’I<text:span text:style-name="T87">TG</text:span>.</text:p>
      <text:p text:style-name="P21">17-18 : <text:span text:style-name="T87">b</text:span>rèche, l’<text:span text:style-name="T110">engin</text:span> prend l’eau et se dépressurise à grande vitesse. L’<text:span text:style-name="T112">équipage</text:span> a 1 <text:span text:style-name="T87">phase</text:span> pour colmater, sinon, après ce délai, l’<text:span text:style-name="T112">engin</text:span> subit automatiquement une <text:span text:style-name="T87">a</text:span>varie critique par <text:span text:style-name="T87">phase</text:span><text:span text:style-name="T88">*</text:span> sur cette <text:span text:style-name="T87">l</text:span>ocalisation. La <text:span text:style-name="T87">s</text:span>tructure perd 3 points d’I<text:span text:style-name="T87">TG</text:span><text:span text:style-name="T88">*</text:span>. </text:p>
      <text:p text:style-name="P21"><text:span text:style-name="T88">*</text:span>Ces <text:span text:style-name="T89">a</text:span>varies supplémentaires n’entraînent pas de jet d’incident <text:span text:style-name="T112">et sont ignorées </text:span><text:span text:style-name="T109">s’il s’agit d’un engin de surface : l</text:span>’<text:span text:style-name="T109">équipage est cependant alors exposé aux conditions de la surface </text:span><text:span text:style-name="T113">de façon plus ou moins importante.</text:span></text:p>
      <text:p text:style-name="P21"><text:span text:style-name="T54"/></text:p>
      <text:p text:style-name="P21"><text:span text:style-name="T54"/></text:p>
      <text:p text:style-name="P90">Perte<text:span text:style-name="T104">s</text:span> d’intégrité</text:p>
      <text:p text:style-name="P90">• Fiabilité rang 2+ : R.A.S.</text:p>
      <text:p text:style-name="P90">• Fiabilité rang 1 : BLD diminué d’un tiers.</text:p>
      <text:p text:style-name="P90">• Fiabilité rang 0 mais points ITG restant : BLD divisé par deux.</text:p>
      <text:p text:style-name="P90">• ITG à 0 points : <text:span text:style-name="T102">l’engin</text:span> n’offre plus aucune protection et est même trop fragile pour être utilisée sans risque.</text:p>
      <text:p text:style-name="P90">Note : tant que l’I<text:span text:style-name="T102">TG</text:span> n’est pas tombée à 0, un <text:span text:style-name="T102">engin</text:span> protège toujours son <text:span text:style-name="T102">équipage</text:span> contre le milieu extérieur (<text:span text:style-name="T102">il</text:span> reste étanche), sauf si une avarie indique le contraire.</text:p>
      <text:p text:style-name="P21"><text:span text:style-name="T56"/></text:p>
      <text:p text:style-name="P21">EXOSQUELETTE <text:span text:style-name="T103">(armures uniquement)</text:span></text:p>
      <text:p text:style-name="P93">Incidents</text:p>
      <text:p text:style-name="P21">7-10 : <text:span text:style-name="T103">b</text:span>locage localisé, l’un des membres de l’armure (déterminé au hasard, avec 1D4 par exemple) se bloque jusqu’à la fin d<text:span text:style-name="T103">u tour</text:span>. Les effets exacts sont déterminés par le MJ en fonction de la situa- tion. L’<text:span text:style-name="T103">e</text:span>xosquelette perd 1 point d’I<text:span text:style-name="T103">TG</text:span>. </text:p>
      <text:p text:style-name="P21">11-13 : <text:span text:style-name="T103">b</text:span>locage localisé aggravé, l’un des membres de l’armure (déterminé au hasard) se bloque pendant <text:span text:style-name="T103">un tour complet glissant</text:span>. L’Exosquelette perd 2 points d’I<text:span text:style-name="T103">TG</text:span>.</text:p>
      <text:p text:style-name="P21">14-16 : <text:span text:style-name="T103">b</text:span>locage général, l’armure entière est paralysée pendant 2 <text:span text:style-name="T103">tours complets glissants</text:span>. L’<text:span text:style-name="T103">e</text:span>xosquelette perd 3 points d’I<text:span text:style-name="T103">TG</text:span>.</text:p>
      <text:p text:style-name="P21">17-18 : <text:span text:style-name="T103">b</text:span>locage général aggravé, l’armure entière est paralysée pendant <text:span text:style-name="T103">1D10 tours glissants</text:span>. L’<text:span text:style-name="T103">e</text:span>xosquelette perd 5 points d’I<text:span text:style-name="T103">TG</text:span>.</text:p>
      <text:p text:style-name="P21">Note : si l’exosquelette subit plusieurs incidents affectant le fonctionnement de l’armure pendant un certain nombre de <text:span text:style-name="T103">tours</text:span>, ne prenez en compte que la durée la plus élevée. </text:p>
      <text:p text:style-name="P21"><text:span text:style-name="T54"/></text:p>
      <text:p text:style-name="P91">Pertes d’intégrité</text:p>
      <text:p text:style-name="P21"><text:span text:style-name="T101">• Fiabilité rang 2+ :</text:span> R.A.S.</text:p>
      <text:p text:style-name="P21"><text:span text:style-name="T101">• Fiabilité rang 1 :</text:span> malus de <text:span text:style-name="T104">5</text:span> aux <text:span text:style-name="T104">jets d’Armure mécanisée</text:span><text:span text:style-name="T88">*</text:span>, E<text:span text:style-name="T104">XF</text:span> et <text:span text:style-name="T104">v</text:span>itesse (déplacement naturel seulement) diminuées d’un tiers.</text:p>
      <text:p text:style-name="P21"><text:span text:style-name="T101">• Fiabilité rang 0 mais points ITG restant :</text:span> malus de <text:span text:style-name="T104">10</text:span> <text:s/>aux <text:span text:style-name="T104">jets d’Armure mécanisée</text:span><text:span text:style-name="T88">*</text:span>, E<text:span text:style-name="T104">XF</text:span> et <text:span text:style-name="T104">v</text:span>itesse (déplacement naturel seulement) diminuées <text:span text:style-name="T104">de moitié.</text:span></text:p>
      <text:p text:style-name="P21"><text:soft-page-break/><text:span text:style-name="T101">• ITG à 0 points :</text:span> l’exosquelette est détruit, l’armure est impossible à manœuvrer (le pilote peut toutefois utiliser les systèmes qui ne dépendent pas de l’exosquelette).</text:p>
      <text:p text:style-name="P21"><text:span text:style-name="T88">*</text:span> <text:span text:style-name="T104">Ainsi qu’à toutes les compétences limitées par elle.</text:span></text:p>
      <text:p text:style-name="P21"><text:span text:style-name="T54"/></text:p>
      <text:p text:style-name="P21"><text:span text:style-name="T54"/></text:p>
      <text:p text:style-name="P21"><text:span text:style-name="T54"/></text:p>
      <text:p text:style-name="P92">Générateur (armures uniquement)</text:p>
      <text:p text:style-name="P93">Incidents</text:p>
      <text:p text:style-name="P21">7-10 : <text:span text:style-name="T105">m</text:span>icro-coupures de courant : le pilote subit un malus de <text:span text:style-name="T105">5</text:span> à toutes les actions liées aux systèmes de l’armure jusqu’à la fin du <text:span text:style-name="T105">t</text:span>our. Le <text:span text:style-name="T105">g</text:span>énérateur perd 1 point d’I<text:span text:style-name="T105">TG</text:span>.</text:p>
      <text:p text:style-name="P21">11-13 : Micro-coupures de courant aggravées : le pilote subit un malus de <text:span text:style-name="T105">5</text:span> à toutes les actions liées aux systèmes de l’armure pendant <text:span text:style-name="T105">un tour complet glissant</text:span>. Le Générateur perd 2 points d’I<text:span text:style-name="T105">TG</text:span>.</text:p>
      <text:p text:style-name="P21">14-16 : Arrêt temporaire : l’armure n’est plus alimentée (et donc inutilisable) pendant 2 tours <text:span text:style-name="T105">complets glissants</text:span>. Le <text:span text:style-name="T105">g</text:span>énérateur perd 3 points d’I<text:span text:style-name="T105">TG</text:span>.</text:p>
      <text:p text:style-name="P21">17-18 : Arrêt temporaire aggravé, l’armure n’est plus alimentée (et donc inutilisable) pendant <text:span text:style-name="T105">1D10 tours complets glissants</text:span>. Le <text:span text:style-name="T105">g</text:span>énérateur perd 5 points d’I<text:span text:style-name="T105">TG</text:span></text:p>
      <text:p text:style-name="P21">Note : si le <text:span text:style-name="T105">g</text:span>énérateur subit plusieurs incidents affectant le fonctionnement de l’armure pendant un certain nombre de <text:span text:style-name="T105">t</text:span>ours, ne prenez en compte que la durée la plus élevée.</text:p>
      <text:p text:style-name="P21"/>
      <text:p text:style-name="P94">Pertes d’intégrité</text:p>
      <text:p text:style-name="P94">Important : contrairement aux autres pertes d’ITG, les effets liés au générateur ne sont pas tous permanents : les coupures de systèmes n’arrivent qu’à chaque nouvelle perte ou échec à un test de panne, le reste du temps ils fonctionnent normalement (ils ont donc juste tendance à « sauter »).</text:p>
      <text:p text:style-name="P21"><text:span text:style-name="T101">• Fiabilité rang 2+ :</text:span> R.A.S.</text:p>
      <text:p text:style-name="P94"><text:span text:style-name="T101">• Fiabilité rang 1 :</text:span> 1D6 systèmes auxiliaires sont automatiquement isolés du circuit énergétique et deviennent inutilisables jusqu’à dépannage (sauf systèmes du support vital). Tous les tests de panne touchant les systèmes auxiliaires subissent un malus de 5. Si l’armure est équipée d’un propulseur, sa vitesse est réduite d’un tiers.</text:p>
      <text:p text:style-name="P94"><text:span text:style-name="T101">• Fiabilité rang 0 mais points ITG restant :</text:span> 1D10 systèmes auxiliaires sont isolés du circuit énergétique (y compris les systèmes du support vital). Tous les tests de panne touchant les systèmes auxiliaires subissent un malus de 10. Si l’armure est équipée d’un propulseur, sa vitesse est réduite de moitié. Enfin, l’EXF de l’armure est également divisée par deux.</text:p>
      <text:p text:style-name="P94"><text:span text:style-name="T101">• ITG à 0 points :</text:span><text:span text:style-name="T61"> </text:span>le générateur est hors service, et l’armure n’est plus alimentée. Le pilote ne peut plus utiliser aucun système (notez que l’armure n’est plus chauffée…).</text:p>
      <text:p text:style-name="P94"/>
      <text:p text:style-name="P94"/>
      <text:p text:style-name="P94">SYSTÈMES AUXILIAIRES</text:p>
      <text:p text:style-name="P105">Incidents</text:p>
      <text:p text:style-name="P95">7-10 : 1 <text:span text:style-name="T107">s</text:span>ystème est touché (déterminez-le au hasard), et perd <text:span text:style-name="T107">1D4</text:span> points d’I<text:span text:style-name="T107">TG</text:span><text:span text:style-name="T88">*</text:span>.</text:p>
      <text:p text:style-name="P95">11-13 : <text:span text:style-name="T107">1D4</text:span> <text:span text:style-name="T107">s</text:span>ystèmes sont touchés (déterminez-les au hasard), et perdent <text:span text:style-name="T107">chacun 1D6</text:span> points d’I<text:span text:style-name="T107">TG</text:span><text:span text:style-name="T88">*</text:span>.</text:p>
      <text:p text:style-name="P95">14-16 : 1D6 <text:span text:style-name="T107">s</text:span>ystèmes sont touchés (déterminez-les au hasard), et perdent <text:span text:style-name="T107">1D8</text:span> points d’I<text:span text:style-name="T107">TG</text:span><text:span text:style-name="T88">*</text:span>. </text:p>
      <text:p text:style-name="P95">17-18 : 1D<text:span text:style-name="T107">8</text:span> <text:span text:style-name="T107">s</text:span>ystèmes sont touchés (déterminez-les au hasard), et perdent <text:span text:style-name="T107">1D10</text:span> points d’I<text:span text:style-name="T107">TG</text:span><text:span text:style-name="T88">*</text:span>. </text:p>
      <text:p text:style-name="P22"><text:span text:style-name="T88">*</text:span> <text:span text:style-name="T107">Ces pertes entraînent un test de panne sans perte d’ITG supplémentaire.</text:span></text:p>
      <text:p text:style-name="P22"/>
      <text:p text:style-name="P22"/>
      <text:p text:style-name="P22"/>
      <text:p text:style-name="P98">ARMEMENT</text:p>
      <text:p text:style-name="P23">Les incidents à <text:span text:style-name="T108">l’armement sont les mêmes que pour les systèmes auxiliaires mais ne concernent toujours qu’un seul système d’attaque ou de défense à la fois, comme d’habitude tiré au hasard.</text:span></text:p>
      <text:p text:style-name="P23"/>
      <text:p text:style-name="P22"/>
      <text:p text:style-name="P102"><text:soft-page-break/>Pilote (armures uniquement)</text:p>
      <text:p text:style-name="P105">Incidents</text:p>
      <text:p text:style-name="P102">Le pilote subit un certain nombre de points de dégâts choc (éventuellement réduits par sa protection si armure min. cat. moyenne et protection max cat. A revêtue) :</text:p>
      <text:p text:style-name="P96">7-10 : <text:span text:style-name="T114">5 points de dégât</text:span><text:span text:style-name="T124">s</text:span><text:span text:style-name="T114">.</text:span></text:p>
      <text:p text:style-name="P96">11-13 : <text:span text:style-name="T114">10 points de dégât</text:span><text:span text:style-name="T124">s</text:span><text:span text:style-name="T114">.</text:span></text:p>
      <text:p text:style-name="P96">14-16 : <text:span text:style-name="T114">20 points de dégât</text:span><text:span text:style-name="T124">s</text:span><text:span text:style-name="T114">.</text:span></text:p>
      <text:p text:style-name="P96">17-18 : <text:span text:style-name="T114">30 points de dégât</text:span><text:span text:style-name="T124">s</text:span><text:span text:style-name="T114">.</text:span></text:p>
      <text:p text:style-name="P102"/>
      <text:p text:style-name="P102"/>
      <text:p text:style-name="P103">Poste de pilotage/passerelle</text:p>
      <text:p text:style-name="P105">Incidents</text:p>
      <text:p text:style-name="P103">7-10 : <text:span text:style-name="T115">contrôle du véhicule</text:span> neutralisé <text:span text:style-name="T115">jusqu’à la fin du tour.</text:span></text:p>
      <text:p text:style-name="P103">11-13 : <text:span text:style-name="T115">contrôle du véhicule</text:span> neutralisé pendant 1 <text:span text:style-name="T115">tour complet glissant</text:span>.</text:p>
      <text:p text:style-name="P103">14-16 : <text:span text:style-name="T115">contrôle du véhicule</text:span> neutralisé pendant <text:span text:style-name="T115">2</text:span> <text:span text:style-name="T115">tours complets glissants</text:span>.</text:p>
      <text:p text:style-name="P103">17-18 : <text:span text:style-name="T115">contrôle du véhicule</text:span> neutralisé pendant <text:span text:style-name="T115">10</text:span> <text:span text:style-name="T115">tours complets glissants</text:span>.</text:p>
      <text:p text:style-name="P103">Note : si le véhicule subit plusieurs incidents de ce type, ne prenez en compte que la durée la plus élevée.</text:p>
      <text:p text:style-name="P22"/>
      <text:p text:style-name="P104">Salle des machines</text:p>
      <text:p text:style-name="P105">Incidents</text:p>
      <text:p text:style-name="P26">7-10 : <text:span text:style-name="T119">l</text:span>e niveau de <text:span text:style-name="T119">v</text:span>itesse de véhicule est réduit de 25% jusqu’à <text:span text:style-name="T121">réparation</text:span><text:span text:style-name="T119"> </text:span><text:span text:style-name="T120">(Mécanique facile, </text:span><text:span text:style-name="T121">un jet par tour de combat</text:span><text:span text:style-name="T120">)</text:span>. <text:span text:style-name="T120">La salle des machines perd 1 point d’ITG.</text:span></text:p>
      <text:p text:style-name="P27">11-13 : <text:span text:style-name="T119">l</text:span>e niveau de <text:span text:style-name="T119">v</text:span>itesse de véhicule est réduit de 50% jusqu’à <text:span text:style-name="T121">réparation</text:span><text:span text:style-name="T119"> </text:span><text:span text:style-name="T120">(Mécanique moyen, </text:span><text:span text:style-name="T121">un jet tous les deux tours de combat</text:span><text:span text:style-name="T120">)</text:span><text:span text:style-name="T119">.</text:span> <text:span text:style-name="T120">La salle des machines perd 2 point d’ITG.</text:span></text:p>
      <text:p text:style-name="P27">14-16 : <text:span text:style-name="T119">l</text:span>e niveau de <text:span text:style-name="T119">v</text:span>itesse de véhicule est réduit de 75% jusqu’à <text:span text:style-name="T121">réparation</text:span><text:span text:style-name="T119"> </text:span><text:span text:style-name="T120">(Mécanique difficile, </text:span><text:span text:style-name="T121">un jet tous les 1D10 tours de combat</text:span><text:span text:style-name="T120">)</text:span><text:span text:style-name="T119">.</text:span> <text:span text:style-name="T120">La salle des machines perd 3 point d’ITG.</text:span></text:p>
      <text:p text:style-name="P27">17-18 : <text:span text:style-name="T119">l</text:span>e véhicule ne peut plus se déplacer (il peut toujours faire varier sa profondeur en purgeant ou en remplissant ses ballasts), jusqu’à <text:span text:style-name="T119">d</text:span><text:span text:style-name="T122">réparation</text:span><text:span text:style-name="T119"> </text:span><text:span text:style-name="T120">(Mécanique difficile, <text:s/></text:span><text:span text:style-name="T121">un jet toutes les 1D10 heures</text:span><text:span text:style-name="T120">)</text:span><text:span text:style-name="T119">.</text:span> <text:span text:style-name="T120">La salle des machines perd 5 point d’ITG.</text:span></text:p>
      <text:p text:style-name="P105">Note : les jets de mécanique peuvent être effectués une fois par tour de combat, des malus peuvent s’appliquer (arcs électriques, navire en mouvements violents, manque d’outils etc.).</text:p>
      <text:p text:style-name="P105"/>
      <text:p text:style-name="P105">Pertes d’intégrité</text:p>
      <text:p text:style-name="P105">Les effets sont les mêmes que ceux afférents au générateur d’une armure (cf. supra).</text:p>
      <text:p text:style-name="P22"/>
      <text:p text:style-name="P22"/>
      <text:p text:style-name="P22"><text:span text:style-name="T121">P</text:span>ROPULSION/GOUVERNES/BALLASTS</text:p>
      <text:p text:style-name="P106">Incidents</text:p>
      <text:p text:style-name="P28">7-10 : <text:span text:style-name="T122">l</text:span>es <text:span text:style-name="T122">jets </text:span>de Pilotage du véhicule subissent un malus de <text:span text:style-name="T122">5</text:span> jusqu’à réparation<text:span text:style-name="T119"> </text:span><text:span text:style-name="T120">(Mécanique facile, </text:span><text:span text:style-name="T121">un jet par tour de combat</text:span><text:span text:style-name="T120">)</text:span>. <text:span text:style-name="T120">La </text:span><text:span text:style-name="T122">propulsion/gouverne/ballasts</text:span><text:span text:style-name="T120"> perd 1 point d’ITG.</text:span></text:p>
      <text:p text:style-name="P28">11-13 : <text:span text:style-name="T122">l</text:span>es <text:span text:style-name="T122">jets </text:span>de Pilotage du véhicule subissent un malus de <text:span text:style-name="T122">10</text:span> jusqu’à réparation<text:span text:style-name="T119"> </text:span><text:span text:style-name="T120">(Mécanique moyen, </text:span><text:span text:style-name="T121">un jet tous les deux tours de combat</text:span><text:span text:style-name="T120">)</text:span><text:span text:style-name="T119">.</text:span> <text:span text:style-name="T120">La </text:span><text:span text:style-name="T122">propulsion/gouverne/ballasts</text:span><text:span text:style-name="T120"> perd </text:span><text:span text:style-name="T122">2 </text:span><text:span text:style-name="T120">point d’ITG.</text:span></text:p>
      <text:p text:style-name="P28">14-16 : <text:span text:style-name="T122">l</text:span>es <text:span text:style-name="T122">jets </text:span>de Pilotage du véhicule subissent un malus de <text:span text:style-name="T122">15</text:span> jusqu’à réparation<text:span text:style-name="T119"> </text:span><text:span text:style-name="T120">(Mécanique difficile, </text:span><text:span text:style-name="T121">un jet tous les 1D10 tours de combat</text:span><text:span text:style-name="T120">)</text:span><text:span text:style-name="T119">.</text:span> <text:span text:style-name="T120">La </text:span><text:span text:style-name="T122">propulsion/gouverne/ballasts</text:span><text:span text:style-name="T120"> perd </text:span><text:span text:style-name="T122">3</text:span><text:span text:style-name="T120"> point d’ITG.</text:span></text:p>
      <text:p text:style-name="P28">17-18 : <text:span text:style-name="T122">l</text:span>es <text:span text:style-name="T122">jets </text:span>de Pilotage du véhicule subissent un malus de <text:span text:style-name="T122">15</text:span> jusqu’à réparation (il peut toujours faire varier sa profondeur en purgeant ou en remplissant ses ballasts), jusqu’à <text:span text:style-name="T122">réparation</text:span><text:span text:style-name="T119"> </text:span><text:span text:style-name="T120">(Mécanique difficile, <text:s/></text:span><text:span text:style-name="T121">un jet toutes les 1D10 heures</text:span><text:span text:style-name="T120">)</text:span><text:span text:style-name="T119">.</text:span> <text:span text:style-name="T120">La </text:span><text:span text:style-name="T122">propulsion/gouverne/ballasts</text:span><text:span text:style-name="T120"> perd </text:span><text:span text:style-name="T122">5</text:span><text:span text:style-name="T120"> point d’ITG.</text:span></text:p>
      <text:p text:style-name="P28"><text:span text:style-name="T122">L</text:span>es réparations <text:span text:style-name="T122">peuvent s’avérer</text:span> impossibles <text:span text:style-name="T122">sans accès extérieur et éventuellement cale sèche</text:span>.</text:p>
      <text:p text:style-name="P28">Note : si le véhicule subit plusieurs incidents de ce type, ne prenez en compte que la durée la plus élevée. </text:p>
      <text:p text:style-name="P22"><text:soft-page-break/></text:p>
      <text:p text:style-name="P107">Equipage</text:p>
      <text:p text:style-name="P107">Incidents</text:p>
      <text:p text:style-name="P107">Suivant la situation, une proportion de l’équipage ne recevra pas de dégâts ou des dégâts amoindris (un gros choc ne fera rien à un pilote sanglé, une poutrelle lui tombant dessus si), <text:span text:style-name="T124">les protections peuvent jouer aussi,</text:span> le MJ reste seul juge.</text:p>
      <text:p text:style-name="P29"/>
      <text:p text:style-name="P30">7-10 : <text:span text:style-name="T122">l’</text:span><text:span text:style-name="T123">équipage </text:span><text:span text:style-name="T124">reçoit </text:span><text:span text:style-name="T114">5 points de dégât</text:span><text:span text:style-name="T124">s choc</text:span><text:span text:style-name="T120">.</text:span></text:p>
      <text:p text:style-name="P97">11-13 : <text:span text:style-name="T122">l’</text:span><text:span text:style-name="T123">équipage </text:span><text:span text:style-name="T124">reçoit </text:span><text:span text:style-name="T114">10 points de dégât</text:span><text:span text:style-name="T124">s choc, la désorganisation impose -5 à la plupart des jets (là encore à évaluer : le pilote sanglé et concentré continue son job)</text:span><text:span text:style-name="T120">.</text:span></text:p>
      <text:p text:style-name="P97">14-16 : <text:span text:style-name="T122">l’</text:span><text:span text:style-name="T123">équipage </text:span><text:span text:style-name="T124">reçoit </text:span><text:span text:style-name="T114">20 points de dégât</text:span><text:span text:style-name="T124">s choc, la désorganisation impose -5 à la plupart des jets et le commandant doit réussir un jet moyen (généralement d’Art oratoire/Volonté) pour que la panique ne bloque pas l’essentiel du véhicule jusqu’à la fin du tour</text:span><text:span text:style-name="T120">.</text:span></text:p>
      <text:p text:style-name="P97">17-18 : <text:span text:style-name="T122">l’</text:span><text:span text:style-name="T123">équipage </text:span><text:span text:style-name="T124">reçoit </text:span><text:span text:style-name="T114">30 points de dégât</text:span><text:span text:style-name="T124">s choc, la désorganisation impose -5 à la plupart des jets et le commandant doit réussir un jet difficile (généralement d’Art oratoire/Volonté) pour que la panique ne bloque pas l’essentiel du véhicule durant deux tours de combat complets glissants</text:span><text:span text:style-name="T120">.</text:span></text:p>
      <text:p text:style-name="P22"/>
      <text:p text:style-name="P22"/>
      <text:p text:style-name="P22"/>
      <text:p text:style-name="P22"/>
      <text:p text:style-name="P22"/>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2T16:05:55.853935975</meta:creation-date>
    <meta:generator>LibreOffice/7.6.6.3$Linux_X86_64 LibreOffice_project/60$Build-3</meta:generator>
    <dc:date>2024-05-17T14:34:21.072209762</dc:date>
    <meta:editing-duration>PT16H13M41S</meta:editing-duration>
    <meta:editing-cycles>144</meta:editing-cycles>
    <meta:document-statistic meta:table-count="5" meta:image-count="0" meta:object-count="0" meta:page-count="13" meta:paragraph-count="377" meta:word-count="4366" meta:character-count="26786" meta:non-whitespace-character-count="22782"/>
  </office:meta>
</office:document-meta>
</file>